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54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8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83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50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3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3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9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4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4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9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1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1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1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0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9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6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14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8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6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28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9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6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2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4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6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36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8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0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9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0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5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0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362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solid" draw:fill-color="#000000" loext:decorative="false"/>
    </style:style>
    <style:style style:name="gr44" style:family="graphic" style:parent-style-name="standard">
      <style:graphic-properties svg:stroke-color="#2a6099" draw:fill-color="#ffff00" draw:textarea-horizontal-align="justify" draw:textarea-vertical-align="middle" draw:auto-grow-height="false" fo:min-height="0.532cm" fo:min-width="0.532cm" loext:decorative="false"/>
    </style:style>
    <style:style style:name="gr45" style:family="graphic" style:parent-style-name="standard">
      <style:graphic-properties draw:stroke="none" svg:stroke-color="#2a6099" draw:fill="none" draw:fill-color="#ffffff" fo:min-height="1.873cm" loext:decorative="false"/>
      <style:paragraph-properties style:writing-mode="lr-tb"/>
    </style:style>
    <style:style style:name="gr46" style:family="graphic" style:parent-style-name="standard">
      <style:graphic-properties draw:fill-color="#ffff00" draw:textarea-horizontal-align="justify" draw:textarea-vertical-align="middle" draw:auto-grow-height="false" fo:min-height="0.532cm" fo:min-width="0.708cm" loext:decorative="false"/>
    </style:style>
    <style:style style:name="gr47" style:family="graphic" style:parent-style-name="standard">
      <style:graphic-properties draw:fill-color="#ffff00" draw:textarea-horizontal-align="justify" draw:textarea-vertical-align="middle" draw:auto-grow-height="false" fo:min-height="0.707cm" fo:min-width="0.707cm" loext:decorative="false"/>
    </style:style>
    <style:style style:name="gr48" style:family="graphic" style:parent-style-name="standard">
      <style:graphic-properties draw:fill-color="#ffff00" draw:textarea-horizontal-align="justify" draw:textarea-vertical-align="middle" draw:auto-grow-height="false" fo:min-height="0.532cm" fo:min-width="0.507cm" loext:decorative="false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758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7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8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91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0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95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9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68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1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58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74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65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9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73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4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63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03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99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3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0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17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2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82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6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12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05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72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61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118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52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34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666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47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56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15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05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64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89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43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92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68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287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04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4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46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fill-color="#ffff00" draw:textarea-horizontal-align="justify" draw:textarea-vertical-align="middle" draw:auto-grow-height="false" fo:min-height="0.532cm" fo:min-width="0.354cm" loext:decorative="false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993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01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92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2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28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61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02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73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9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79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19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52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49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43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24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21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28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75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2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3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857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67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61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73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712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52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91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18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78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8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53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86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88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26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18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878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42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44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75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fill-color="#ffff00" draw:textarea-horizontal-align="justify" draw:textarea-vertical-align="middle" draw:auto-grow-height="false" fo:min-height="0.531cm" fo:min-width="0.354cm" loext:decorative="false"/>
    </style:style>
    <style:style style:name="gr137" style:family="graphic" style:parent-style-name="standard">
      <style:graphic-properties draw:fill-color="#ffff00" draw:textarea-horizontal-align="justify" draw:textarea-vertical-align="middle" draw:auto-grow-height="false" fo:min-height="0.354cm" fo:min-width="0.354cm" loext:decorative="false"/>
    </style:style>
    <style:style style:name="gr138" style:family="graphic" style:parent-style-name="standard">
      <style:graphic-properties draw:fill-color="#ffff00" draw:textarea-horizontal-align="justify" draw:textarea-vertical-align="middle" draw:auto-grow-height="false" fo:min-height="0.354cm" fo:min-width="0.708cm" loext:decorative="false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11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775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66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49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08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61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756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1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96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start"/>
      <style:text-properties fo:font-size="9.89999961853027pt" style:font-size-asian="9.89999961853027pt" style:font-size-complex="9.89999961853027pt"/>
    </style:style>
    <style:style style:name="T1" style:family="text">
      <style:text-properties fo:color="#000000" loext:opacity="100%" style:font-name="Arial" fo:font-size="11.1000003814697pt" fo:font-weight="bold" style:font-name-asian="Arial" style:font-size-asian="11.1000003814697pt" style:font-weight-asian="bold" style:font-name-complex="Arial" style:font-size-complex="11.1000003814697pt" style:font-weight-complex="bold"/>
    </style:style>
    <style:style style:name="T2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3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4" style:family="text">
      <style:text-properties fo:color="#000000" loext:opacity="100%" style:font-name="Arial" fo:font-size="8.10000038146973pt" fo:font-weight="bold" style:font-name-asian="Arial" style:font-size-asian="8.10000038146973pt" style:font-weight-asian="bold" style:font-name-complex="Arial" style:font-size-complex="8.10000038146973pt" style:font-weight-complex="bold"/>
    </style:style>
    <style:style style:name="T5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6" style:family="text">
      <style:text-properties fo:color="#000000" loext:opacity="100%" style:font-name="Arial" fo:font-size="9.89999961853027pt" fo:font-weight="bold" style:font-name-asian="Arial" style:font-size-asian="9.89999961853027pt" style:font-weight-asian="bold" style:font-name-complex="Arial" style:font-size-complex="9.89999961853027pt" style:font-weight-complex="bold"/>
    </style:style>
    <style:style style:name="T7" style:family="text">
      <style:text-properties fo:color="#000000" loext:opacity="100%" style:font-name="Symbol" fo:font-size="9.89999961853027pt" fo:font-weight="normal" style:font-name-asian="Symbol" style:font-size-asian="9.89999961853027pt" style:font-weight-asian="normal" style:font-name-complex="Symbol" style:font-size-complex="9.89999961853027pt" style:font-weight-complex="normal"/>
    </style:style>
    <style:style style:name="T8" style:family="text">
      <style:text-properties fo:color="#000000" loext:opacity="100%" style:font-name="Symbol" fo:font-size="8.10000038146973pt" fo:font-weight="normal" style:font-name-asian="Symbol" style:font-size-asian="8.10000038146973pt" style:font-weight-asian="normal" style:font-name-complex="Symbol" style:font-size-complex="8.10000038146973pt" style:font-weight-complex="normal"/>
    </style:style>
    <style:style style:name="T9" style:family="text">
      <style:text-properties fo:color="#000000" loext:opacity="100%" style:font-name="Arial" fo:font-size="8.10000038146973pt" fo:font-weight="normal" style:font-name-asian="Arial" style:font-size-asian="8.10000038146973pt" style:font-weight-asian="normal" style:font-name-complex="Arial" style:font-size-complex="8.1000003814697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42cm" svg:x="1.998cm" svg:y="-0.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42cm" svg:x="1.998cm" svg:y="0.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42cm" svg:x="1.998cm" svg:y="0.27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49cm" svg:height="0.442cm" svg:x="1.998cm" svg:y="0.714cm">
          <draw:text-box>
            <text:p text:style-name="P1"><text:span text:style-name="T1">PR</text:span></text:p>
          </draw:text-box>
        </draw:frame>
        <draw:frame draw:style-name="gr3" draw:text-style-name="P3" draw:layer="layout" svg:width="4.282cm" svg:height="0.475cm" svg:x="2.537cm" svg:y="0.684cm">
          <draw:text-box>
            <text:p text:style-name="P1"><text:span text:style-name="T2">OGRAMA DA PROVA</text:span></text:p>
          </draw:text-box>
        </draw:frame>
        <draw:frame draw:style-name="gr1" draw:text-style-name="P2" draw:layer="layout" svg:width="0.388cm" svg:height="0.442cm" svg:x="6.822cm" svg:y="0.714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2.833cm" svg:height="0.323cm" svg:x="16.729cm" svg:y="0.81cm">
          <draw:text-box>
            <text:p text:style-name="P1"><text:span text:style-name="T4">Ensino Fundamental</text:span></text:p>
          </draw:text-box>
        </draw:frame>
        <draw:frame draw:style-name="gr1" draw:text-style-name="P2" draw:layer="layout" svg:width="0.388cm" svg:height="0.442cm" svg:x="19.506cm" svg:y="0.7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42cm" svg:x="2.634cm" svg:y="29.272cm">
          <draw:text-box>
            <text:p text:style-name="P1"><text:span text:style-name="T3"><text:s/></text:span></text:p>
          </draw:text-box>
        </draw:frame>
        <draw:frame draw:style-name="gr5" draw:text-style-name="P2" draw:layer="layout" svg:width="4.508cm" svg:height="0.442cm" svg:x="1.998cm" svg:y="1.561cm">
          <draw:text-box>
            <text:p text:style-name="P1"><text:span text:style-name="T1">LÍNGUA PORTUGUESA </text:span></text:p>
          </draw:text-box>
        </draw:frame>
        <draw:frame draw:style-name="gr6" draw:text-style-name="P5" draw:layer="layout" svg:width="0.35cm" svg:height="0.395cm" svg:x="1.998cm" svg:y="2.095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2.59cm">
          <draw:text-box>
            <text:p text:style-name="P1"><text:span text:style-name="T6">1. </text:span></text:p>
          </draw:text-box>
        </draw:frame>
        <draw:frame draw:style-name="gr8" draw:text-style-name="P5" draw:layer="layout" svg:width="1.232cm" svg:height="0.395cm" svg:x="2.697cm" svg:y="2.59cm">
          <draw:text-box>
            <text:p text:style-name="P1"><text:span text:style-name="T6">Textos </text:span></text:p>
          </draw:text-box>
        </draw:frame>
        <draw:frame draw:style-name="gr9" draw:text-style-name="P5" draw:layer="layout" svg:width="0.35cm" svg:height="0.429cm" svg:x="2.697cm" svg:y="3.04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3.082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9.532cm" svg:height="0.395cm" svg:x="3.1cm" svg:y="3.082cm">
          <draw:text-box>
            <text:p text:style-name="P1"><text:span text:style-name="T5">Interpretação de textos narrativos, descritivos e dissertativos </text:span></text:p>
          </draw:text-box>
        </draw:frame>
        <draw:frame draw:style-name="gr6" draw:text-style-name="P5" draw:layer="layout" svg:width="0.35cm" svg:height="0.395cm" svg:x="2.697cm" svg:y="3.577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4.073cm">
          <draw:text-box>
            <text:p text:style-name="P1"><text:span text:style-name="T6">2. </text:span></text:p>
          </draw:text-box>
        </draw:frame>
        <draw:frame draw:style-name="gr11" draw:text-style-name="P5" draw:layer="layout" svg:width="1.798cm" svg:height="0.395cm" svg:x="2.697cm" svg:y="4.073cm">
          <draw:text-box>
            <text:p text:style-name="P1"><text:span text:style-name="T6">Ortografia </text:span></text:p>
          </draw:text-box>
        </draw:frame>
        <draw:frame draw:style-name="gr9" draw:text-style-name="P5" draw:layer="layout" svg:width="0.35cm" svg:height="0.429cm" svg:x="2.697cm" svg:y="4.529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4.564cm">
          <draw:text-box>
            <text:p text:style-name="P1"><text:span text:style-name="T5"><text:s/></text:span></text:p>
          </draw:text-box>
        </draw:frame>
        <draw:frame draw:style-name="gr12" draw:text-style-name="P5" draw:layer="layout" svg:width="2.345cm" svg:height="0.395cm" svg:x="3.1cm" svg:y="4.564cm">
          <draw:text-box>
            <text:p text:style-name="P1"><text:span text:style-name="T5">Uso das letras </text:span></text:p>
          </draw:text-box>
        </draw:frame>
        <draw:frame draw:style-name="gr9" draw:text-style-name="P5" draw:layer="layout" svg:width="0.35cm" svg:height="0.429cm" svg:x="2.697cm" svg:y="5.024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5.059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4.045cm" svg:height="0.395cm" svg:x="3.1cm" svg:y="5.059cm">
          <draw:text-box>
            <text:p text:style-name="P1"><text:span text:style-name="T5">Uso dos acentos gráficos </text:span></text:p>
          </draw:text-box>
        </draw:frame>
        <draw:frame draw:style-name="gr6" draw:text-style-name="P5" draw:layer="layout" svg:width="0.35cm" svg:height="0.395cm" svg:x="2.697cm" svg:y="5.554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6.045cm">
          <draw:text-box>
            <text:p text:style-name="P1"><text:span text:style-name="T6">3. </text:span></text:p>
          </draw:text-box>
        </draw:frame>
        <draw:frame draw:style-name="gr14" draw:text-style-name="P5" draw:layer="layout" svg:width="1.896cm" svg:height="0.395cm" svg:x="2.697cm" svg:y="6.045cm">
          <draw:text-box>
            <text:p text:style-name="P1"><text:span text:style-name="T6">Pontuação </text:span></text:p>
          </draw:text-box>
        </draw:frame>
        <draw:frame draw:style-name="gr9" draw:text-style-name="P5" draw:layer="layout" svg:width="0.35cm" svg:height="0.429cm" svg:x="2.697cm" svg:y="6.506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6.541cm">
          <draw:text-box>
            <text:p text:style-name="P1"><text:span text:style-name="T5"><text:s/></text:span></text:p>
          </draw:text-box>
        </draw:frame>
        <draw:frame draw:style-name="gr15" draw:text-style-name="P5" draw:layer="layout" svg:width="4.612cm" svg:height="0.395cm" svg:x="3.1cm" svg:y="6.541cm">
          <draw:text-box>
            <text:p text:style-name="P1"><text:span text:style-name="T5">Uso dos sinais de pontuação </text:span></text:p>
          </draw:text-box>
        </draw:frame>
        <draw:frame draw:style-name="gr6" draw:text-style-name="P5" draw:layer="layout" svg:width="0.35cm" svg:height="0.395cm" svg:x="2.697cm" svg:y="7.036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7.527cm">
          <draw:text-box>
            <text:p text:style-name="P1"><text:span text:style-name="T6">4. </text:span></text:p>
          </draw:text-box>
        </draw:frame>
        <draw:frame draw:style-name="gr16" draw:text-style-name="P5" draw:layer="layout" svg:width="3.516cm" svg:height="0.395cm" svg:x="2.697cm" svg:y="7.527cm">
          <draw:text-box>
            <text:p text:style-name="P1"><text:span text:style-name="T6">Fonética e fonologia </text:span></text:p>
          </draw:text-box>
        </draw:frame>
        <draw:frame draw:style-name="gr9" draw:text-style-name="P5" draw:layer="layout" svg:width="0.35cm" svg:height="0.429cm" svg:x="2.697cm" svg:y="7.98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8.022cm">
          <draw:text-box>
            <text:p text:style-name="P1"><text:span text:style-name="T5"><text:s/></text:span></text:p>
          </draw:text-box>
        </draw:frame>
        <draw:frame draw:style-name="gr17" draw:text-style-name="P5" draw:layer="layout" svg:width="7.815cm" svg:height="0.395cm" svg:x="3.1cm" svg:y="8.022cm">
          <draw:text-box>
            <text:p text:style-name="P1"><text:span text:style-name="T5">Identificação de vogais, semivogais e consoantes </text:span></text:p>
          </draw:text-box>
        </draw:frame>
        <draw:frame draw:style-name="gr9" draw:text-style-name="P5" draw:layer="layout" svg:width="0.35cm" svg:height="0.429cm" svg:x="2.697cm" svg:y="8.483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8.518cm">
          <draw:text-box>
            <text:p text:style-name="P1"><text:span text:style-name="T5"><text:s/></text:span></text:p>
          </draw:text-box>
        </draw:frame>
        <draw:frame draw:style-name="gr18" draw:text-style-name="P5" draw:layer="layout" svg:width="8.206cm" svg:height="0.395cm" svg:x="3.1cm" svg:y="8.518cm">
          <draw:text-box>
            <text:p text:style-name="P1"><text:span text:style-name="T5">Identificação de encontros vocálicos e consonantais </text:span></text:p>
          </draw:text-box>
        </draw:frame>
        <draw:frame draw:style-name="gr9" draw:text-style-name="P5" draw:layer="layout" svg:width="0.35cm" svg:height="0.429cm" svg:x="2.697cm" svg:y="8.975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9.01cm">
          <draw:text-box>
            <text:p text:style-name="P1"><text:span text:style-name="T5"><text:s/></text:span></text:p>
          </draw:text-box>
        </draw:frame>
        <draw:frame draw:style-name="gr19" draw:text-style-name="P5" draw:layer="layout" svg:width="3.499cm" svg:height="0.395cm" svg:x="3.1cm" svg:y="9.01cm">
          <draw:text-box>
            <text:p text:style-name="P1"><text:span text:style-name="T5">Separação de sílabas </text:span></text:p>
          </draw:text-box>
        </draw:frame>
        <draw:frame draw:style-name="gr9" draw:text-style-name="P5" draw:layer="layout" svg:width="0.35cm" svg:height="0.429cm" svg:x="2.697cm" svg:y="9.4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9.505cm">
          <draw:text-box>
            <text:p text:style-name="P1"><text:span text:style-name="T5"><text:s/></text:span></text:p>
          </draw:text-box>
        </draw:frame>
        <draw:frame draw:style-name="gr20" draw:text-style-name="P5" draw:layer="layout" svg:width="8.264cm" svg:height="0.395cm" svg:x="3.1cm" svg:y="9.505cm">
          <draw:text-box>
            <text:p text:style-name="P1"><text:span text:style-name="T5">Classificação dos vocábulos pelo número de sílabas </text:span></text:p>
          </draw:text-box>
        </draw:frame>
        <draw:frame draw:style-name="gr9" draw:text-style-name="P5" draw:layer="layout" svg:width="0.35cm" svg:height="0.429cm" svg:x="2.697cm" svg:y="9.965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0cm">
          <draw:text-box>
            <text:p text:style-name="P1"><text:span text:style-name="T5"><text:s/></text:span></text:p>
          </draw:text-box>
        </draw:frame>
        <draw:frame draw:style-name="gr21" draw:text-style-name="P5" draw:layer="layout" svg:width="9.143cm" svg:height="0.395cm" svg:x="3.1cm" svg:y="10cm">
          <draw:text-box>
            <text:p text:style-name="P1"><text:span text:style-name="T5">Classificação dos vocábulos pela posição da sílaba tônica </text:span></text:p>
          </draw:text-box>
        </draw:frame>
        <draw:frame draw:style-name="gr6" draw:text-style-name="P5" draw:layer="layout" svg:width="0.35cm" svg:height="0.395cm" svg:x="2.697cm" svg:y="10.491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10.987cm">
          <draw:text-box>
            <text:p text:style-name="P1"><text:span text:style-name="T6">5. </text:span></text:p>
          </draw:text-box>
        </draw:frame>
        <draw:frame draw:style-name="gr22" draw:text-style-name="P5" draw:layer="layout" svg:width="2.482cm" svg:height="0.395cm" svg:x="2.697cm" svg:y="10.987cm">
          <draw:text-box>
            <text:p text:style-name="P1"><text:span text:style-name="T6">Morfossintaxe </text:span></text:p>
          </draw:text-box>
        </draw:frame>
        <draw:frame draw:style-name="gr9" draw:text-style-name="P5" draw:layer="layout" svg:width="0.35cm" svg:height="0.429cm" svg:x="2.697cm" svg:y="11.44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1.482cm">
          <draw:text-box>
            <text:p text:style-name="P1"><text:span text:style-name="T5"><text:s/></text:span></text:p>
          </draw:text-box>
        </draw:frame>
        <draw:frame draw:style-name="gr23" draw:text-style-name="P5" draw:layer="layout" svg:width="3.263cm" svg:height="0.395cm" svg:x="3.1cm" svg:y="11.482cm">
          <draw:text-box>
            <text:p text:style-name="P1"><text:span text:style-name="T5">Classes de palavras </text:span></text:p>
          </draw:text-box>
        </draw:frame>
        <draw:frame draw:style-name="gr24" draw:text-style-name="P4" draw:layer="layout" svg:width="0.283cm" svg:height="0.353cm" svg:x="3.1cm" svg:y="12.006cm">
          <draw:text-box>
            <text:p text:style-name="P1"><text:span text:style-name="T8">•</text:span></text:p>
          </draw:text-box>
        </draw:frame>
        <draw:frame draw:style-name="gr25" draw:text-style-name="P4" draw:layer="layout" svg:width="0.283cm" svg:height="0.323cm" svg:x="3.231cm" svg:y="12.034cm">
          <draw:text-box>
            <text:p text:style-name="P1"><text:span text:style-name="T9"><text:s/></text:span></text:p>
          </draw:text-box>
        </draw:frame>
        <draw:frame draw:style-name="gr26" draw:text-style-name="P5" draw:layer="layout" svg:width="4.358cm" svg:height="0.395cm" svg:x="3.599cm" svg:y="11.973cm">
          <draw:text-box>
            <text:p text:style-name="P1"><text:span text:style-name="T5">flexão do nome e do verbo; </text:span></text:p>
          </draw:text-box>
        </draw:frame>
        <draw:frame draw:style-name="gr24" draw:text-style-name="P4" draw:layer="layout" svg:width="0.283cm" svg:height="0.353cm" svg:x="3.1cm" svg:y="12.501cm">
          <draw:text-box>
            <text:p text:style-name="P1"><text:span text:style-name="T8">•</text:span></text:p>
          </draw:text-box>
        </draw:frame>
        <draw:frame draw:style-name="gr25" draw:text-style-name="P4" draw:layer="layout" svg:width="0.283cm" svg:height="0.323cm" svg:x="3.231cm" svg:y="12.53cm">
          <draw:text-box>
            <text:p text:style-name="P1"><text:span text:style-name="T9"><text:s/></text:span></text:p>
          </draw:text-box>
        </draw:frame>
        <draw:frame draw:style-name="gr27" draw:text-style-name="P5" draw:layer="layout" svg:width="7.991cm" svg:height="0.395cm" svg:x="3.599cm" svg:y="12.468cm">
          <draw:text-box>
            <text:p text:style-name="P1"><text:span text:style-name="T5">emprego de pronomes, preposições e conjunções. </text:span></text:p>
          </draw:text-box>
        </draw:frame>
        <draw:frame draw:style-name="gr9" draw:text-style-name="P5" draw:layer="layout" svg:width="0.35cm" svg:height="0.429cm" svg:x="2.697cm" svg:y="12.929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2.964cm">
          <draw:text-box>
            <text:p text:style-name="P1"><text:span text:style-name="T5"><text:s/></text:span></text:p>
          </draw:text-box>
        </draw:frame>
        <draw:frame draw:style-name="gr28" draw:text-style-name="P5" draw:layer="layout" svg:width="4.357cm" svg:height="0.395cm" svg:x="3.1cm" svg:y="12.964cm">
          <draw:text-box>
            <text:p text:style-name="P1"><text:span text:style-name="T5">Relações entre as palavras </text:span></text:p>
          </draw:text-box>
        </draw:frame>
        <draw:frame draw:style-name="gr24" draw:text-style-name="P4" draw:layer="layout" svg:width="0.283cm" svg:height="0.353cm" svg:x="3.1cm" svg:y="13.488cm">
          <draw:text-box>
            <text:p text:style-name="P1"><text:span text:style-name="T8">•</text:span></text:p>
          </draw:text-box>
        </draw:frame>
        <draw:frame draw:style-name="gr25" draw:text-style-name="P4" draw:layer="layout" svg:width="0.283cm" svg:height="0.323cm" svg:x="3.231cm" svg:y="13.516cm">
          <draw:text-box>
            <text:p text:style-name="P1"><text:span text:style-name="T9"><text:s/></text:span></text:p>
          </draw:text-box>
        </draw:frame>
        <draw:frame draw:style-name="gr29" draw:text-style-name="P5" draw:layer="layout" svg:width="4.865cm" svg:height="0.395cm" svg:x="3.599cm" svg:y="13.455cm">
          <draw:text-box>
            <text:p text:style-name="P1"><text:span text:style-name="T5">concordância verbal e nominal </text:span></text:p>
          </draw:text-box>
        </draw:frame>
        <draw:frame draw:style-name="gr9" draw:text-style-name="P5" draw:layer="layout" svg:width="0.35cm" svg:height="0.429cm" svg:x="2.697cm" svg:y="13.915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3.95cm">
          <draw:text-box>
            <text:p text:style-name="P1"><text:span text:style-name="T5"><text:s/></text:span></text:p>
          </draw:text-box>
        </draw:frame>
        <draw:frame draw:style-name="gr30" draw:text-style-name="P5" draw:layer="layout" svg:width="6.427cm" svg:height="0.395cm" svg:x="3.1cm" svg:y="13.95cm">
          <draw:text-box>
            <text:p text:style-name="P1"><text:span text:style-name="T5">Frase (definição, ordem direta e inversa) </text:span></text:p>
          </draw:text-box>
        </draw:frame>
        <draw:frame draw:style-name="gr9" draw:text-style-name="P5" draw:layer="layout" svg:width="0.35cm" svg:height="0.429cm" svg:x="2.697cm" svg:y="14.41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4.445cm">
          <draw:text-box>
            <text:p text:style-name="P1"><text:span text:style-name="T5"><text:s/></text:span></text:p>
          </draw:text-box>
        </draw:frame>
        <draw:frame draw:style-name="gr31" draw:text-style-name="P5" draw:layer="layout" svg:width="2.834cm" svg:height="0.395cm" svg:x="3.1cm" svg:y="14.445cm">
          <draw:text-box>
            <text:p text:style-name="P1"><text:span text:style-name="T5">Oração e período </text:span></text:p>
          </draw:text-box>
        </draw:frame>
        <draw:frame draw:style-name="gr24" draw:text-style-name="P4" draw:layer="layout" svg:width="0.283cm" svg:height="0.353cm" svg:x="3.1cm" svg:y="14.969cm">
          <draw:text-box>
            <text:p text:style-name="P1"><text:span text:style-name="T8">•</text:span></text:p>
          </draw:text-box>
        </draw:frame>
        <draw:frame draw:style-name="gr25" draw:text-style-name="P4" draw:layer="layout" svg:width="0.283cm" svg:height="0.323cm" svg:x="3.231cm" svg:y="14.998cm">
          <draw:text-box>
            <text:p text:style-name="P1"><text:span text:style-name="T9"><text:s/></text:span></text:p>
          </draw:text-box>
        </draw:frame>
        <draw:frame draw:style-name="gr32" draw:text-style-name="P5" draw:layer="layout" svg:width="15.861cm" svg:height="0.395cm" svg:x="3.599cm" svg:y="14.936cm">
          <draw:text-box>
            <text:p text:style-name="P1"><text:span text:style-name="T5">termos da oração (sujeito e predicado, predicado verbal, nominal e verbo-nominal, verbos transitivos, </text:span></text:p>
          </draw:text-box>
        </draw:frame>
        <draw:frame draw:style-name="gr33" draw:text-style-name="P5" draw:layer="layout" svg:width="12.365cm" svg:height="0.395cm" svg:x="3.599cm" svg:y="15.432cm">
          <draw:text-box>
            <text:p text:style-name="P1"><text:span text:style-name="T5">intransitivos, de ligação e seus complementos, adjunto adnominal e adverbial); </text:span></text:p>
          </draw:text-box>
        </draw:frame>
        <draw:frame draw:style-name="gr24" draw:text-style-name="P4" draw:layer="layout" svg:width="0.283cm" svg:height="0.353cm" svg:x="3.1cm" svg:y="15.961cm">
          <draw:text-box>
            <text:p text:style-name="P1"><text:span text:style-name="T8">•</text:span></text:p>
          </draw:text-box>
        </draw:frame>
        <draw:frame draw:style-name="gr25" draw:text-style-name="P4" draw:layer="layout" svg:width="0.283cm" svg:height="0.323cm" svg:x="3.231cm" svg:y="15.989cm">
          <draw:text-box>
            <text:p text:style-name="P1"><text:span text:style-name="T9"><text:s/></text:span></text:p>
          </draw:text-box>
        </draw:frame>
        <draw:frame draw:style-name="gr34" draw:text-style-name="P5" draw:layer="layout" svg:width="8.889cm" svg:height="0.395cm" svg:x="3.599cm" svg:y="15.928cm">
          <draw:text-box>
            <text:p text:style-name="P1"><text:span text:style-name="T5">classificação de orações (coordenadas e subordinadas). </text:span></text:p>
          </draw:text-box>
        </draw:frame>
        <draw:frame draw:style-name="gr9" draw:text-style-name="P5" draw:layer="layout" svg:width="0.35cm" svg:height="0.429cm" svg:x="2.697cm" svg:y="16.384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6.419cm">
          <draw:text-box>
            <text:p text:style-name="P1"><text:span text:style-name="T5"><text:s/></text:span></text:p>
          </draw:text-box>
        </draw:frame>
        <draw:frame draw:style-name="gr35" draw:text-style-name="P5" draw:layer="layout" svg:width="6.701cm" svg:height="0.395cm" svg:x="3.1cm" svg:y="16.419cm">
          <draw:text-box>
            <text:p text:style-name="P1"><text:span text:style-name="T5">Vozes do verbo (ativa, passiva e reflexiva) </text:span></text:p>
          </draw:text-box>
        </draw:frame>
        <draw:frame draw:style-name="gr9" draw:text-style-name="P5" draw:layer="layout" svg:width="0.35cm" svg:height="0.429cm" svg:x="2.697cm" svg:y="16.879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6.914cm">
          <draw:text-box>
            <text:p text:style-name="P1"><text:span text:style-name="T5"><text:s/></text:span></text:p>
          </draw:text-box>
        </draw:frame>
        <draw:frame draw:style-name="gr36" draw:text-style-name="P5" draw:layer="layout" svg:width="5.51cm" svg:height="0.395cm" svg:x="3.1cm" svg:y="16.914cm">
          <draw:text-box>
            <text:p text:style-name="P1"><text:span text:style-name="T5">Colocação dos pronomes oblíquos </text:span></text:p>
          </draw:text-box>
        </draw:frame>
        <draw:frame draw:style-name="gr9" draw:text-style-name="P5" draw:layer="layout" svg:width="0.35cm" svg:height="0.429cm" svg:x="2.697cm" svg:y="17.374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7.409cm">
          <draw:text-box>
            <text:p text:style-name="P1"><text:span text:style-name="T5"><text:s/></text:span></text:p>
          </draw:text-box>
        </draw:frame>
        <draw:frame draw:style-name="gr37" draw:text-style-name="P5" draw:layer="layout" svg:width="2.17cm" svg:height="0.395cm" svg:x="3.1cm" svg:y="17.409cm">
          <draw:text-box>
            <text:p text:style-name="P1"><text:span text:style-name="T5">Uso da crase </text:span></text:p>
          </draw:text-box>
        </draw:frame>
        <draw:frame draw:style-name="gr6" draw:text-style-name="P5" draw:layer="layout" svg:width="0.35cm" svg:height="0.395cm" svg:x="2.697cm" svg:y="17.901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18.396cm">
          <draw:text-box>
            <text:p text:style-name="P1"><text:span text:style-name="T6">6. </text:span></text:p>
          </draw:text-box>
        </draw:frame>
        <draw:frame draw:style-name="gr38" draw:text-style-name="P5" draw:layer="layout" svg:width="4.396cm" svg:height="0.395cm" svg:x="2.697cm" svg:y="18.396cm">
          <draw:text-box>
            <text:p text:style-name="P1"><text:span text:style-name="T6">Significação das palavras </text:span></text:p>
          </draw:text-box>
        </draw:frame>
        <draw:frame draw:style-name="gr9" draw:text-style-name="P5" draw:layer="layout" svg:width="0.35cm" svg:height="0.429cm" svg:x="2.697cm" svg:y="18.856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8.891cm">
          <draw:text-box>
            <text:p text:style-name="P1"><text:span text:style-name="T5"><text:s/></text:span></text:p>
          </draw:text-box>
        </draw:frame>
        <draw:frame draw:style-name="gr39" draw:text-style-name="P5" draw:layer="layout" svg:width="4.005cm" svg:height="0.395cm" svg:x="3.1cm" svg:y="18.891cm">
          <draw:text-box>
            <text:p text:style-name="P1"><text:span text:style-name="T5">Homônimos e parônimos </text:span></text:p>
          </draw:text-box>
        </draw:frame>
        <draw:frame draw:style-name="gr9" draw:text-style-name="P5" draw:layer="layout" svg:width="0.35cm" svg:height="0.429cm" svg:x="2.697cm" svg:y="19.34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9.382cm">
          <draw:text-box>
            <text:p text:style-name="P1"><text:span text:style-name="T5"><text:s/></text:span></text:p>
          </draw:text-box>
        </draw:frame>
        <draw:frame draw:style-name="gr40" draw:text-style-name="P5" draw:layer="layout" svg:width="3.752cm" svg:height="0.395cm" svg:x="3.1cm" svg:y="19.382cm">
          <draw:text-box>
            <text:p text:style-name="P1"><text:span text:style-name="T5">Sinônimos e antônimos </text:span></text:p>
          </draw:text-box>
        </draw:frame>
        <draw:frame draw:style-name="gr9" draw:text-style-name="P5" draw:layer="layout" svg:width="0.35cm" svg:height="0.429cm" svg:x="2.697cm" svg:y="19.842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9.877cm">
          <draw:text-box>
            <text:p text:style-name="P1"><text:span text:style-name="T5"><text:s/></text:span></text:p>
          </draw:text-box>
        </draw:frame>
        <draw:frame draw:style-name="gr41" draw:text-style-name="P5" draw:layer="layout" svg:width="3.206cm" svg:height="0.395cm" svg:x="3.1cm" svg:y="19.877cm">
          <draw:text-box>
            <text:p text:style-name="P1"><text:span text:style-name="T5">Linguagem figurada </text:span></text:p>
          </draw:text-box>
        </draw:frame>
        <draw:frame draw:style-name="gr9" draw:text-style-name="P5" draw:layer="layout" svg:width="0.35cm" svg:height="0.429cm" svg:x="2.697cm" svg:y="20.338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0.373cm">
          <draw:text-box>
            <text:p text:style-name="P1"><text:span text:style-name="T5"><text:s/></text:span></text:p>
          </draw:text-box>
        </draw:frame>
        <draw:frame draw:style-name="gr42" draw:text-style-name="P5" draw:layer="layout" svg:width="8.362cm" svg:height="0.395cm" svg:x="3.1cm" svg:y="20.373cm">
          <draw:text-box>
            <text:p text:style-name="P1"><text:span text:style-name="T5">Identificação e interpretação de figuras de linguagem </text:span></text:p>
          </draw:text-box>
        </draw:frame>
        <draw:frame draw:style-name="gr6" draw:text-style-name="P5" draw:layer="layout" svg:width="0.35cm" svg:height="0.395cm" svg:x="2.697cm" svg:y="20.864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0.35cm" svg:height="0.395cm" svg:x="2.697cm" svg:y="21.359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0.35cm" svg:height="0.395cm" svg:x="2.697cm" svg:y="21.856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0.35cm" svg:height="0.395cm" svg:x="2.697cm" svg:y="22.347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0.35cm" svg:height="0.395cm" svg:x="2.697cm" svg:y="22.842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0.35cm" svg:height="0.395cm" svg:x="2.697cm" svg:y="23.337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0.35cm" svg:height="0.395cm" svg:x="2.697cm" svg:y="23.828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0.35cm" svg:height="0.395cm" svg:x="2.697cm" svg:y="24.324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0.35cm" svg:height="0.395cm" svg:x="2.697cm" svg:y="24.819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0.35cm" svg:height="0.395cm" svg:x="2.697cm" svg:y="25.31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0.35cm" svg:height="0.395cm" svg:x="2.697cm" svg:y="25.805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0.35cm" svg:height="0.395cm" svg:x="2.697cm" svg:y="26.3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0.35cm" svg:height="0.395cm" svg:x="2.697cm" svg:y="26.791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0.35cm" svg:height="0.395cm" svg:x="2.697cm" svg:y="27.287cm">
          <draw:text-box>
            <text:p text:style-name="P1"><text:span text:style-name="T5"><text:s/></text:span></text:p>
          </draw:text-box>
        </draw:frame>
        <draw:polygon draw:style-name="gr43" draw:text-style-name="P6" draw:layer="layout" svg:width="17.508cm" svg:height="0.017cm" svg:x="1.998cm" svg:y="1.13cm" svg:viewBox="0 0 17509 18" draw:points="0,18 17509,18 17509,0 0,0">
          <text:p/>
        </draw:polygon>
        <draw:polygon draw:style-name="gr43" draw:text-style-name="P6" draw:layer="layout" svg:width="17.508cm" svg:height="0.016cm" svg:x="1.998cm" svg:y="28.558cm" svg:viewBox="0 0 17509 17" draw:points="0,17 17509,17 17509,0 0,0">
          <text:p/>
        </draw:polygon>
        <draw:frame draw:style-name="gr6" draw:text-style-name="P5" draw:layer="layout" svg:width="0.35cm" svg:height="0.395cm" svg:x="2.697cm" svg:y="27.783cm">
          <draw:text-box>
            <text:p text:style-name="P1"><text:span text:style-name="T5"><text:s/></text:span></text:p>
          </draw:text-box>
        </draw:frame>
        <draw:custom-shape draw:style-name="gr44" draw:text-style-name="P7" draw:layer="layout" svg:width="0.75cm" svg:height="0.75cm" svg:x="12.65cm" svg:y="2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5" draw:text-style-name="P8" draw:layer="layout" svg:width="4.619cm" svg:height="1.873cm" svg:x="9.4cm" svg:y="3.75cm">
          <draw:text-box>
            <text:p>estudar sobre virgulas</text:p>
          </draw:text-box>
        </draw:frame>
        <draw:custom-shape draw:style-name="gr46" draw:text-style-name="P7" draw:layer="layout" svg:width="1cm" svg:height="0.75cm" svg:x="5.65cm" svg:y="4.2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7" draw:text-style-name="P7" draw:layer="layout" svg:width="0.999cm" svg:height="0.999cm" svg:x="12.4cm" svg:y="4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8" draw:text-style-name="P7" draw:layer="layout" svg:width="0.717cm" svg:height="0.75cm" svg:x="7.183cm" svg:y="4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2" draw:style-name="dp1" draw:master-page-name="master-page3">
        <draw:frame draw:style-name="gr1" draw:text-style-name="P2" draw:layer="layout" svg:width="0.388cm" svg:height="0.442cm" svg:x="1.998cm" svg:y="-0.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42cm" svg:x="1.998cm" svg:y="0.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42cm" svg:x="1.998cm" svg:y="0.27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49cm" svg:height="0.442cm" svg:x="1.998cm" svg:y="0.714cm">
          <draw:text-box>
            <text:p text:style-name="P1"><text:span text:style-name="T1">PR</text:span></text:p>
          </draw:text-box>
        </draw:frame>
        <draw:frame draw:style-name="gr3" draw:text-style-name="P3" draw:layer="layout" svg:width="4.282cm" svg:height="0.475cm" svg:x="2.537cm" svg:y="0.684cm">
          <draw:text-box>
            <text:p text:style-name="P1"><text:span text:style-name="T2">OGRAMA DA PROVA</text:span></text:p>
          </draw:text-box>
        </draw:frame>
        <draw:frame draw:style-name="gr1" draw:text-style-name="P2" draw:layer="layout" svg:width="0.388cm" svg:height="0.442cm" svg:x="6.822cm" svg:y="0.714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2.833cm" svg:height="0.323cm" svg:x="16.729cm" svg:y="0.81cm">
          <draw:text-box>
            <text:p text:style-name="P1"><text:span text:style-name="T4">Ensino Fundamental</text:span></text:p>
          </draw:text-box>
        </draw:frame>
        <draw:frame draw:style-name="gr1" draw:text-style-name="P2" draw:layer="layout" svg:width="0.388cm" svg:height="0.442cm" svg:x="19.506cm" svg:y="0.7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42cm" svg:x="2.634cm" svg:y="29.272cm">
          <draw:text-box>
            <text:p text:style-name="P1"><text:span text:style-name="T3"><text:s/></text:span></text:p>
          </draw:text-box>
        </draw:frame>
        <draw:frame draw:style-name="gr49" draw:text-style-name="P2" draw:layer="layout" svg:width="2.758cm" svg:height="0.442cm" svg:x="1.998cm" svg:y="1.561cm">
          <draw:text-box>
            <text:p text:style-name="P1"><text:span text:style-name="T1">MATEMÁTICA </text:span></text:p>
          </draw:text-box>
        </draw:frame>
        <draw:frame draw:style-name="gr6" draw:text-style-name="P5" draw:layer="layout" svg:width="0.35cm" svg:height="0.395cm" svg:x="1.998cm" svg:y="2.023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2.48cm">
          <draw:text-box>
            <text:p text:style-name="P1"><text:span text:style-name="T6">1. </text:span></text:p>
          </draw:text-box>
        </draw:frame>
        <draw:frame draw:style-name="gr50" draw:text-style-name="P5" draw:layer="layout" svg:width="5.976cm" svg:height="0.395cm" svg:x="2.697cm" svg:y="2.48cm">
          <draw:text-box>
            <text:p text:style-name="P1"><text:span text:style-name="T6">Noções sobre teoria dos conjuntos </text:span></text:p>
          </draw:text-box>
        </draw:frame>
        <draw:frame draw:style-name="gr9" draw:text-style-name="P5" draw:layer="layout" svg:width="0.35cm" svg:height="0.429cm" svg:x="2.697cm" svg:y="2.90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.942cm">
          <draw:text-box>
            <text:p text:style-name="P1"><text:span text:style-name="T5"><text:s/></text:span></text:p>
          </draw:text-box>
        </draw:frame>
        <draw:frame draw:style-name="gr51" draw:text-style-name="P5" draw:layer="layout" svg:width="2.483cm" svg:height="0.395cm" svg:x="3.1cm" svg:y="2.942cm">
          <draw:text-box>
            <text:p text:style-name="P1"><text:span text:style-name="T5">Representação </text:span></text:p>
          </draw:text-box>
        </draw:frame>
        <draw:frame draw:style-name="gr9" draw:text-style-name="P5" draw:layer="layout" svg:width="0.35cm" svg:height="0.429cm" svg:x="2.697cm" svg:y="3.364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3.4cm">
          <draw:text-box>
            <text:p text:style-name="P1"><text:span text:style-name="T5"><text:s/></text:span></text:p>
          </draw:text-box>
        </draw:frame>
        <draw:frame draw:style-name="gr52" draw:text-style-name="P5" draw:layer="layout" svg:width="6.917cm" svg:height="0.395cm" svg:x="3.1cm" svg:y="3.4cm">
          <draw:text-box>
            <text:p text:style-name="P1"><text:span text:style-name="T5">Relação de pertinência, relação de inclusão </text:span></text:p>
          </draw:text-box>
        </draw:frame>
        <draw:frame draw:style-name="gr9" draw:text-style-name="P5" draw:layer="layout" svg:width="0.35cm" svg:height="0.429cm" svg:x="2.697cm" svg:y="3.822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3.857cm">
          <draw:text-box>
            <text:p text:style-name="P1"><text:span text:style-name="T5"><text:s/></text:span></text:p>
          </draw:text-box>
        </draw:frame>
        <draw:frame draw:style-name="gr53" draw:text-style-name="P5" draw:layer="layout" svg:width="6.702cm" svg:height="0.395cm" svg:x="3.1cm" svg:y="3.857cm">
          <draw:text-box>
            <text:p text:style-name="P1"><text:span text:style-name="T5">Reunião, intersecção e produto cartesiano </text:span></text:p>
          </draw:text-box>
        </draw:frame>
        <draw:frame draw:style-name="gr6" draw:text-style-name="P5" draw:layer="layout" svg:width="0.35cm" svg:height="0.395cm" svg:x="2.697cm" svg:y="4.284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4.742cm">
          <draw:text-box>
            <text:p text:style-name="P1"><text:span text:style-name="T6">2. </text:span></text:p>
          </draw:text-box>
        </draw:frame>
        <draw:frame draw:style-name="gr54" draw:text-style-name="P5" draw:layer="layout" svg:width="5.995cm" svg:height="0.395cm" svg:x="2.697cm" svg:y="4.742cm">
          <draw:text-box>
            <text:p text:style-name="P1"><text:span text:style-name="T6">Conjunto dos números naturais (N) </text:span></text:p>
          </draw:text-box>
        </draw:frame>
        <draw:frame draw:style-name="gr9" draw:text-style-name="P5" draw:layer="layout" svg:width="0.35cm" svg:height="0.429cm" svg:x="2.697cm" svg:y="5.164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5.199cm">
          <draw:text-box>
            <text:p text:style-name="P1"><text:span text:style-name="T5"><text:s/></text:span></text:p>
          </draw:text-box>
        </draw:frame>
        <draw:frame draw:style-name="gr55" draw:text-style-name="P5" draw:layer="layout" svg:width="6.292cm" svg:height="0.395cm" svg:x="3.1cm" svg:y="5.199cm">
          <draw:text-box>
            <text:p text:style-name="P1"><text:span text:style-name="T5">Conceito de número natural; ordenação </text:span></text:p>
          </draw:text-box>
        </draw:frame>
        <draw:frame draw:style-name="gr9" draw:text-style-name="P5" draw:layer="layout" svg:width="0.35cm" svg:height="0.429cm" svg:x="2.697cm" svg:y="5.621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5.656cm">
          <draw:text-box>
            <text:p text:style-name="P1"><text:span text:style-name="T5"><text:s/></text:span></text:p>
          </draw:text-box>
        </draw:frame>
        <draw:frame draw:style-name="gr56" draw:text-style-name="P5" draw:layer="layout" svg:width="14.768cm" svg:height="0.395cm" svg:x="3.1cm" svg:y="5.656cm">
          <draw:text-box>
            <text:p text:style-name="P1"><text:span text:style-name="T5">Operações (adição, subtração, multiplicação, divisão, potenciação e radiciação); propriedades </text:span></text:p>
          </draw:text-box>
        </draw:frame>
        <draw:frame draw:style-name="gr9" draw:text-style-name="P5" draw:layer="layout" svg:width="0.35cm" svg:height="0.429cm" svg:x="2.697cm" svg:y="6.082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6.117cm">
          <draw:text-box>
            <text:p text:style-name="P1"><text:span text:style-name="T5"><text:s/></text:span></text:p>
          </draw:text-box>
        </draw:frame>
        <draw:frame draw:style-name="gr57" draw:text-style-name="P5" draw:layer="layout" svg:width="16.111cm" svg:height="0.395cm" svg:x="3.1cm" svg:y="6.117cm">
          <draw:text-box>
            <text:p text:style-name="P1"><text:span text:style-name="T5">Divisibilidade: múltiplos e divisores, números primos, máximo divisor comum e mínimo múltiplo comum </text:span></text:p>
          </draw:text-box>
        </draw:frame>
        <draw:frame draw:style-name="gr6" draw:text-style-name="P5" draw:layer="layout" svg:width="0.35cm" svg:height="0.395cm" svg:x="2.697cm" svg:y="6.541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6.998cm">
          <draw:text-box>
            <text:p text:style-name="P1"><text:span text:style-name="T6">3. </text:span></text:p>
          </draw:text-box>
        </draw:frame>
        <draw:frame draw:style-name="gr58" draw:text-style-name="P5" draw:layer="layout" svg:width="5.858cm" svg:height="0.395cm" svg:x="2.697cm" svg:y="6.998cm">
          <draw:text-box>
            <text:p text:style-name="P1"><text:span text:style-name="T6">Conjunto dos números inteiros (Z) </text:span></text:p>
          </draw:text-box>
        </draw:frame>
        <draw:frame draw:style-name="gr9" draw:text-style-name="P5" draw:layer="layout" svg:width="0.35cm" svg:height="0.429cm" svg:x="2.697cm" svg:y="7.42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7.455cm">
          <draw:text-box>
            <text:p text:style-name="P1"><text:span text:style-name="T5"><text:s/></text:span></text:p>
          </draw:text-box>
        </draw:frame>
        <draw:frame draw:style-name="gr59" draw:text-style-name="P5" draw:layer="layout" svg:width="6.174cm" svg:height="0.395cm" svg:x="3.1cm" svg:y="7.455cm">
          <draw:text-box>
            <text:p text:style-name="P1"><text:span text:style-name="T5">Conceito de número inteiro; ordenação </text:span></text:p>
          </draw:text-box>
        </draw:frame>
        <draw:frame draw:style-name="gr9" draw:text-style-name="P5" draw:layer="layout" svg:width="0.35cm" svg:height="0.429cm" svg:x="2.697cm" svg:y="7.881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7.917cm">
          <draw:text-box>
            <text:p text:style-name="P1"><text:span text:style-name="T5"><text:s/></text:span></text:p>
          </draw:text-box>
        </draw:frame>
        <draw:frame draw:style-name="gr60" draw:text-style-name="P5" draw:layer="layout" svg:width="4.065cm" svg:height="0.395cm" svg:x="3.1cm" svg:y="7.917cm">
          <draw:text-box>
            <text:p text:style-name="P1"><text:span text:style-name="T5">Operações; propriedades </text:span></text:p>
          </draw:text-box>
        </draw:frame>
        <draw:frame draw:style-name="gr6" draw:text-style-name="P5" draw:layer="layout" svg:width="0.35cm" svg:height="0.395cm" svg:x="2.697cm" svg:y="8.34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8.797cm">
          <draw:text-box>
            <text:p text:style-name="P1"><text:span text:style-name="T6">4. </text:span></text:p>
          </draw:text-box>
        </draw:frame>
        <draw:frame draw:style-name="gr61" draw:text-style-name="P5" draw:layer="layout" svg:width="6.19cm" svg:height="0.395cm" svg:x="2.697cm" svg:y="8.797cm">
          <draw:text-box>
            <text:p text:style-name="P1"><text:span text:style-name="T6">Conjunto dos números racionais (Q) </text:span></text:p>
          </draw:text-box>
        </draw:frame>
        <draw:frame draw:style-name="gr9" draw:text-style-name="P5" draw:layer="layout" svg:width="0.35cm" svg:height="0.429cm" svg:x="2.697cm" svg:y="9.22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9.255cm">
          <draw:text-box>
            <text:p text:style-name="P1"><text:span text:style-name="T5"><text:s/></text:span></text:p>
          </draw:text-box>
        </draw:frame>
        <draw:frame draw:style-name="gr62" draw:text-style-name="P5" draw:layer="layout" svg:width="14.573cm" svg:height="0.395cm" svg:x="3.1cm" svg:y="9.255cm">
          <draw:text-box>
            <text:p text:style-name="P1"><text:span text:style-name="T5">Conceito de número racional; representação fracionária e representação decimal; ordenação </text:span></text:p>
          </draw:text-box>
        </draw:frame>
        <draw:frame draw:style-name="gr9" draw:text-style-name="P5" draw:layer="layout" svg:width="0.35cm" svg:height="0.429cm" svg:x="2.697cm" svg:y="9.682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9.717cm">
          <draw:text-box>
            <text:p text:style-name="P1"><text:span text:style-name="T5"><text:s/></text:span></text:p>
          </draw:text-box>
        </draw:frame>
        <draw:frame draw:style-name="gr60" draw:text-style-name="P5" draw:layer="layout" svg:width="4.065cm" svg:height="0.395cm" svg:x="3.1cm" svg:y="9.717cm">
          <draw:text-box>
            <text:p text:style-name="P1"><text:span text:style-name="T5">Operações; propriedades </text:span></text:p>
          </draw:text-box>
        </draw:frame>
        <draw:frame draw:style-name="gr6" draw:text-style-name="P5" draw:layer="layout" svg:width="0.35cm" svg:height="0.395cm" svg:x="2.697cm" svg:y="10.14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10.597cm">
          <draw:text-box>
            <text:p text:style-name="P1"><text:span text:style-name="T6">5. </text:span></text:p>
          </draw:text-box>
        </draw:frame>
        <draw:frame draw:style-name="gr63" draw:text-style-name="P5" draw:layer="layout" svg:width="5.449cm" svg:height="0.395cm" svg:x="2.697cm" svg:y="10.597cm">
          <draw:text-box>
            <text:p text:style-name="P1"><text:span text:style-name="T6">Conjunto dos números reais (R) </text:span></text:p>
          </draw:text-box>
        </draw:frame>
        <draw:frame draw:style-name="gr9" draw:text-style-name="P5" draw:layer="layout" svg:width="0.35cm" svg:height="0.429cm" svg:x="2.697cm" svg:y="11.019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1.055cm">
          <draw:text-box>
            <text:p text:style-name="P1"><text:span text:style-name="T5"><text:s/></text:span></text:p>
          </draw:text-box>
        </draw:frame>
        <draw:frame draw:style-name="gr64" draw:text-style-name="P5" draw:layer="layout" svg:width="11.563cm" svg:height="0.395cm" svg:x="3.1cm" svg:y="11.055cm">
          <draw:text-box>
            <text:p text:style-name="P1"><text:span text:style-name="T5">Números racionais em forma de dízimas periódicas e números irracionais </text:span></text:p>
          </draw:text-box>
        </draw:frame>
        <draw:frame draw:style-name="gr9" draw:text-style-name="P5" draw:layer="layout" svg:width="0.35cm" svg:height="0.429cm" svg:x="2.697cm" svg:y="11.481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1.516cm">
          <draw:text-box>
            <text:p text:style-name="P1"><text:span text:style-name="T5"><text:s/></text:span></text:p>
          </draw:text-box>
        </draw:frame>
        <draw:frame draw:style-name="gr65" draw:text-style-name="P5" draw:layer="layout" svg:width="5.803cm" svg:height="0.395cm" svg:x="3.1cm" svg:y="11.516cm">
          <draw:text-box>
            <text:p text:style-name="P1"><text:span text:style-name="T5">Conceito de número real; ordenação </text:span></text:p>
          </draw:text-box>
        </draw:frame>
        <draw:frame draw:style-name="gr9" draw:text-style-name="P5" draw:layer="layout" svg:width="0.35cm" svg:height="0.429cm" svg:x="2.697cm" svg:y="11.938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1.973cm">
          <draw:text-box>
            <text:p text:style-name="P1"><text:span text:style-name="T5"><text:s/></text:span></text:p>
          </draw:text-box>
        </draw:frame>
        <draw:frame draw:style-name="gr66" draw:text-style-name="P5" draw:layer="layout" svg:width="7.599cm" svg:height="0.395cm" svg:x="3.1cm" svg:y="11.973cm">
          <draw:text-box>
            <text:p text:style-name="P1"><text:span text:style-name="T5">Operações, cálculos com radicais; propriedades </text:span></text:p>
          </draw:text-box>
        </draw:frame>
        <draw:frame draw:style-name="gr6" draw:text-style-name="P5" draw:layer="layout" svg:width="0.35cm" svg:height="0.395cm" svg:x="2.697cm" svg:y="12.396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12.854cm">
          <draw:text-box>
            <text:p text:style-name="P1"><text:span text:style-name="T6">6. </text:span></text:p>
          </draw:text-box>
        </draw:frame>
        <draw:frame draw:style-name="gr23" draw:text-style-name="P5" draw:layer="layout" svg:width="3.263cm" svg:height="0.395cm" svg:x="2.697cm" svg:y="12.854cm">
          <draw:text-box>
            <text:p text:style-name="P1"><text:span text:style-name="T6">Razão e proporção </text:span></text:p>
          </draw:text-box>
        </draw:frame>
        <draw:frame draw:style-name="gr9" draw:text-style-name="P5" draw:layer="layout" svg:width="0.35cm" svg:height="0.429cm" svg:x="2.697cm" svg:y="13.28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3.315cm">
          <draw:text-box>
            <text:p text:style-name="P1"><text:span text:style-name="T5"><text:s/></text:span></text:p>
          </draw:text-box>
        </draw:frame>
        <draw:frame draw:style-name="gr67" draw:text-style-name="P5" draw:layer="layout" svg:width="5.334cm" svg:height="0.395cm" svg:x="3.1cm" svg:y="13.315cm">
          <draw:text-box>
            <text:p text:style-name="P1"><text:span text:style-name="T5">Razão e proporção; propriedades </text:span></text:p>
          </draw:text-box>
        </draw:frame>
        <draw:frame draw:style-name="gr9" draw:text-style-name="P5" draw:layer="layout" svg:width="0.35cm" svg:height="0.429cm" svg:x="2.697cm" svg:y="13.73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3.772cm">
          <draw:text-box>
            <text:p text:style-name="P1"><text:span text:style-name="T5"><text:s/></text:span></text:p>
          </draw:text-box>
        </draw:frame>
        <draw:frame draw:style-name="gr68" draw:text-style-name="P5" draw:layer="layout" svg:width="7.502cm" svg:height="0.395cm" svg:x="3.1cm" svg:y="13.772cm">
          <draw:text-box>
            <text:p text:style-name="P1"><text:span text:style-name="T5">Grandezas direta e inversamente proporcionais </text:span></text:p>
          </draw:text-box>
        </draw:frame>
        <draw:frame draw:style-name="gr9" draw:text-style-name="P5" draw:layer="layout" svg:width="0.35cm" svg:height="0.429cm" svg:x="2.697cm" svg:y="14.194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4.23cm">
          <draw:text-box>
            <text:p text:style-name="P1"><text:span text:style-name="T5"><text:s/></text:span></text:p>
          </draw:text-box>
        </draw:frame>
        <draw:frame draw:style-name="gr69" draw:text-style-name="P5" draw:layer="layout" svg:width="3.517cm" svg:height="0.395cm" svg:x="3.1cm" svg:y="14.23cm">
          <draw:text-box>
            <text:p text:style-name="P1"><text:span text:style-name="T5">Regra de três simples </text:span></text:p>
          </draw:text-box>
        </draw:frame>
        <draw:frame draw:style-name="gr9" draw:text-style-name="P5" draw:layer="layout" svg:width="0.35cm" svg:height="0.429cm" svg:x="2.697cm" svg:y="14.656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4.691cm">
          <draw:text-box>
            <text:p text:style-name="P1"><text:span text:style-name="T5"><text:s/></text:span></text:p>
          </draw:text-box>
        </draw:frame>
        <draw:frame draw:style-name="gr70" draw:text-style-name="P5" draw:layer="layout" svg:width="2.189cm" svg:height="0.395cm" svg:x="3.1cm" svg:y="14.691cm">
          <draw:text-box>
            <text:p text:style-name="P1"><text:span text:style-name="T5">Porcentagem </text:span></text:p>
          </draw:text-box>
        </draw:frame>
        <draw:frame draw:style-name="gr6" draw:text-style-name="P5" draw:layer="layout" svg:width="0.35cm" svg:height="0.395cm" svg:x="2.697cm" svg:y="15.114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15.572cm">
          <draw:text-box>
            <text:p text:style-name="P1"><text:span text:style-name="T6">7. </text:span></text:p>
          </draw:text-box>
        </draw:frame>
        <draw:frame draw:style-name="gr71" draw:text-style-name="P5" draw:layer="layout" svg:width="3.028cm" svg:height="0.395cm" svg:x="2.697cm" svg:y="15.572cm">
          <draw:text-box>
            <text:p text:style-name="P1"><text:span text:style-name="T6">Cálculo algébrico </text:span></text:p>
          </draw:text-box>
        </draw:frame>
        <draw:frame draw:style-name="gr9" draw:text-style-name="P5" draw:layer="layout" svg:width="0.35cm" svg:height="0.429cm" svg:x="2.697cm" svg:y="15.994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6.029cm">
          <draw:text-box>
            <text:p text:style-name="P1"><text:span text:style-name="T5"><text:s/></text:span></text:p>
          </draw:text-box>
        </draw:frame>
        <draw:frame draw:style-name="gr72" draw:text-style-name="P5" draw:layer="layout" svg:width="7.482cm" svg:height="0.395cm" svg:x="3.1cm" svg:y="16.029cm">
          <draw:text-box>
            <text:p text:style-name="P1"><text:span text:style-name="T5">Monômios, polinômios e expressões algébricas </text:span></text:p>
          </draw:text-box>
        </draw:frame>
        <draw:frame draw:style-name="gr9" draw:text-style-name="P5" draw:layer="layout" svg:width="0.35cm" svg:height="0.429cm" svg:x="2.697cm" svg:y="16.456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6.491cm">
          <draw:text-box>
            <text:p text:style-name="P1"><text:span text:style-name="T5"><text:s/></text:span></text:p>
          </draw:text-box>
        </draw:frame>
        <draw:frame draw:style-name="gr73" draw:text-style-name="P5" draw:layer="layout" svg:width="4.26cm" svg:height="0.395cm" svg:x="3.1cm" svg:y="16.491cm">
          <draw:text-box>
            <text:p text:style-name="P1"><text:span text:style-name="T5">Operações e propriedades </text:span></text:p>
          </draw:text-box>
        </draw:frame>
        <draw:frame draw:style-name="gr9" draw:text-style-name="P5" draw:layer="layout" svg:width="0.35cm" svg:height="0.429cm" svg:x="2.697cm" svg:y="16.913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6.948cm">
          <draw:text-box>
            <text:p text:style-name="P1"><text:span text:style-name="T5"><text:s/></text:span></text:p>
          </draw:text-box>
        </draw:frame>
        <draw:frame draw:style-name="gr74" draw:text-style-name="P5" draw:layer="layout" svg:width="2.912cm" svg:height="0.395cm" svg:x="3.1cm" svg:y="16.948cm">
          <draw:text-box>
            <text:p text:style-name="P1"><text:span text:style-name="T5">Produtos notáveis </text:span></text:p>
          </draw:text-box>
        </draw:frame>
        <draw:frame draw:style-name="gr9" draw:text-style-name="P5" draw:layer="layout" svg:width="0.35cm" svg:height="0.429cm" svg:x="2.697cm" svg:y="17.3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7.405cm">
          <draw:text-box>
            <text:p text:style-name="P1"><text:span text:style-name="T5"><text:s/></text:span></text:p>
          </draw:text-box>
        </draw:frame>
        <draw:frame draw:style-name="gr75" draw:text-style-name="P5" draw:layer="layout" svg:width="3.205cm" svg:height="0.395cm" svg:x="3.1cm" svg:y="17.405cm">
          <draw:text-box>
            <text:p text:style-name="P1"><text:span text:style-name="T5">Fatoração algébrica </text:span></text:p>
          </draw:text-box>
        </draw:frame>
        <draw:frame draw:style-name="gr6" draw:text-style-name="P5" draw:layer="layout" svg:width="0.35cm" svg:height="0.395cm" svg:x="2.697cm" svg:y="17.867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18.324cm">
          <draw:text-box>
            <text:p text:style-name="P1"><text:span text:style-name="T6">8. </text:span></text:p>
          </draw:text-box>
        </draw:frame>
        <draw:frame draw:style-name="gr76" draw:text-style-name="P5" draw:layer="layout" svg:width="6.172cm" svg:height="0.395cm" svg:x="2.697cm" svg:y="18.324cm">
          <draw:text-box>
            <text:p text:style-name="P1"><text:span text:style-name="T6">Equação e inequação em N, Z, Q e R </text:span></text:p>
          </draw:text-box>
        </draw:frame>
        <draw:frame draw:style-name="gr9" draw:text-style-name="P5" draw:layer="layout" svg:width="0.35cm" svg:height="0.429cm" svg:x="2.697cm" svg:y="18.746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8.781cm">
          <draw:text-box>
            <text:p text:style-name="P1"><text:span text:style-name="T5"><text:s/></text:span></text:p>
          </draw:text-box>
        </draw:frame>
        <draw:frame draw:style-name="gr77" draw:text-style-name="P5" draw:layer="layout" svg:width="8.061cm" svg:height="0.395cm" svg:x="3.1cm" svg:y="18.781cm">
          <draw:text-box>
            <text:p text:style-name="P1"><text:span text:style-name="T5">Equação e inequação do 1º grau com uma variável </text:span></text:p>
          </draw:text-box>
        </draw:frame>
        <draw:frame draw:style-name="gr9" draw:text-style-name="P5" draw:layer="layout" svg:width="0.35cm" svg:height="0.429cm" svg:x="2.697cm" svg:y="19.20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9.242cm">
          <draw:text-box>
            <text:p text:style-name="P1"><text:span text:style-name="T5"><text:s/></text:span></text:p>
          </draw:text-box>
        </draw:frame>
        <draw:frame draw:style-name="gr78" draw:text-style-name="P5" draw:layer="layout" svg:width="13.118cm" svg:height="0.395cm" svg:x="3.1cm" svg:y="19.242cm">
          <draw:text-box>
            <text:p text:style-name="P1"><text:span text:style-name="T5">Sistema de equações do 1º grau com duas variáveis (resolução algébrica e gráfica) </text:span></text:p>
          </draw:text-box>
        </draw:frame>
        <draw:frame draw:style-name="gr9" draw:text-style-name="P5" draw:layer="layout" svg:width="0.35cm" svg:height="0.429cm" svg:x="2.697cm" svg:y="19.665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9.7cm">
          <draw:text-box>
            <text:p text:style-name="P1"><text:span text:style-name="T5"><text:s/></text:span></text:p>
          </draw:text-box>
        </draw:frame>
        <draw:frame draw:style-name="gr79" draw:text-style-name="P5" draw:layer="layout" svg:width="6.752cm" svg:height="0.395cm" svg:x="3.1cm" svg:y="19.7cm">
          <draw:text-box>
            <text:p text:style-name="P1"><text:span text:style-name="T5">Equação simples do 2º grau, por fatoração </text:span></text:p>
          </draw:text-box>
        </draw:frame>
        <draw:frame draw:style-name="gr6" draw:text-style-name="P5" draw:layer="layout" svg:width="0.35cm" svg:height="0.395cm" svg:x="2.697cm" svg:y="20.123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20.58cm">
          <draw:text-box>
            <text:p text:style-name="P1"><text:span text:style-name="T6">9. </text:span></text:p>
          </draw:text-box>
        </draw:frame>
        <draw:frame draw:style-name="gr80" draw:text-style-name="P5" draw:layer="layout" svg:width="6.134cm" svg:height="0.395cm" svg:x="2.697cm" svg:y="20.58cm">
          <draw:text-box>
            <text:p text:style-name="P1"><text:span text:style-name="T6">Sistema decimal e medida de tempo </text:span></text:p>
          </draw:text-box>
        </draw:frame>
        <draw:frame draw:style-name="gr9" draw:text-style-name="P5" draw:layer="layout" svg:width="0.35cm" svg:height="0.429cm" svg:x="2.697cm" svg:y="21.00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1.042cm">
          <draw:text-box>
            <text:p text:style-name="P1"><text:span text:style-name="T5"><text:s/></text:span></text:p>
          </draw:text-box>
        </draw:frame>
        <draw:frame draw:style-name="gr81" draw:text-style-name="P5" draw:layer="layout" svg:width="10.666cm" svg:height="0.395cm" svg:x="3.1cm" svg:y="21.042cm">
          <draw:text-box>
            <text:p text:style-name="P1"><text:span text:style-name="T5">Unidades de comprimento, superfície, massa, volume e capacidade </text:span></text:p>
          </draw:text-box>
        </draw:frame>
        <draw:frame draw:style-name="gr9" draw:text-style-name="P5" draw:layer="layout" svg:width="0.35cm" svg:height="0.429cm" svg:x="2.697cm" svg:y="21.465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1.5cm">
          <draw:text-box>
            <text:p text:style-name="P1"><text:span text:style-name="T5"><text:s/></text:span></text:p>
          </draw:text-box>
        </draw:frame>
        <draw:frame draw:style-name="gr82" draw:text-style-name="P5" draw:layer="layout" svg:width="3.147cm" svg:height="0.395cm" svg:x="3.1cm" svg:y="21.5cm">
          <draw:text-box>
            <text:p text:style-name="P1"><text:span text:style-name="T5">Unidades de tempo </text:span></text:p>
          </draw:text-box>
        </draw:frame>
        <draw:frame draw:style-name="gr6" draw:text-style-name="P5" draw:layer="layout" svg:width="0.35cm" svg:height="0.395cm" svg:x="2.697cm" svg:y="21.923cm">
          <draw:text-box>
            <text:p text:style-name="P1"><text:span text:style-name="T5"><text:s/></text:span></text:p>
          </draw:text-box>
        </draw:frame>
        <draw:frame draw:style-name="gr83" draw:text-style-name="P5" draw:layer="layout" svg:width="3.556cm" svg:height="0.395cm" svg:x="1.998cm" svg:y="22.38cm">
          <draw:text-box>
            <text:p text:style-name="P1"><text:span text:style-name="T6">10. <text:s/>Geometria Plana </text:span></text:p>
          </draw:text-box>
        </draw:frame>
        <draw:frame draw:style-name="gr9" draw:text-style-name="P5" draw:layer="layout" svg:width="0.35cm" svg:height="0.429cm" svg:x="2.697cm" svg:y="22.80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2.842cm">
          <draw:text-box>
            <text:p text:style-name="P1"><text:span text:style-name="T5"><text:s/></text:span></text:p>
          </draw:text-box>
        </draw:frame>
        <draw:frame draw:style-name="gr84" draw:text-style-name="P5" draw:layer="layout" svg:width="5.315cm" svg:height="0.395cm" svg:x="3.1cm" svg:y="22.842cm">
          <draw:text-box>
            <text:p text:style-name="P1"><text:span text:style-name="T5">Relação entre ponto, reta e plano </text:span></text:p>
          </draw:text-box>
        </draw:frame>
        <draw:frame draw:style-name="gr9" draw:text-style-name="P5" draw:layer="layout" svg:width="0.35cm" svg:height="0.429cm" svg:x="2.697cm" svg:y="23.264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3.299cm">
          <draw:text-box>
            <text:p text:style-name="P1"><text:span text:style-name="T5"><text:s/></text:span></text:p>
          </draw:text-box>
        </draw:frame>
        <draw:frame draw:style-name="gr85" draw:text-style-name="P5" draw:layer="layout" svg:width="5.705cm" svg:height="0.395cm" svg:x="3.1cm" svg:y="23.299cm">
          <draw:text-box>
            <text:p text:style-name="P1"><text:span text:style-name="T5">Classificação e medidas de ângulos </text:span></text:p>
          </draw:text-box>
        </draw:frame>
        <draw:frame draw:style-name="gr9" draw:text-style-name="P5" draw:layer="layout" svg:width="0.35cm" svg:height="0.429cm" svg:x="2.697cm" svg:y="23.721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3.756cm">
          <draw:text-box>
            <text:p text:style-name="P1"><text:span text:style-name="T5"><text:s/></text:span></text:p>
          </draw:text-box>
        </draw:frame>
        <draw:frame draw:style-name="gr86" draw:text-style-name="P5" draw:layer="layout" svg:width="6.564cm" svg:height="0.395cm" svg:x="3.1cm" svg:y="23.756cm">
          <draw:text-box>
            <text:p text:style-name="P1"><text:span text:style-name="T5">Paralelismo e perpendicularismo de retas </text:span></text:p>
          </draw:text-box>
        </draw:frame>
        <draw:frame draw:style-name="gr9" draw:text-style-name="P5" draw:layer="layout" svg:width="0.35cm" svg:height="0.429cm" svg:x="2.697cm" svg:y="24.183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4.218cm">
          <draw:text-box>
            <text:p text:style-name="P1"><text:span text:style-name="T5"><text:s/></text:span></text:p>
          </draw:text-box>
        </draw:frame>
        <draw:frame draw:style-name="gr87" draw:text-style-name="P5" draw:layer="layout" svg:width="7.189cm" svg:height="0.395cm" svg:x="3.1cm" svg:y="24.218cm">
          <draw:text-box>
            <text:p text:style-name="P1"><text:span text:style-name="T5">Retas paralelas cortadas por uma transversal </text:span></text:p>
          </draw:text-box>
        </draw:frame>
        <draw:frame draw:style-name="gr9" draw:text-style-name="P5" draw:layer="layout" svg:width="0.35cm" svg:height="0.429cm" svg:x="2.697cm" svg:y="24.64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4.675cm">
          <draw:text-box>
            <text:p text:style-name="P1"><text:span text:style-name="T5"><text:s/></text:span></text:p>
          </draw:text-box>
        </draw:frame>
        <draw:frame draw:style-name="gr88" draw:text-style-name="P5" draw:layer="layout" svg:width="4.943cm" svg:height="0.395cm" svg:x="3.1cm" svg:y="24.675cm">
          <draw:text-box>
            <text:p text:style-name="P1"><text:span text:style-name="T5">Teorema de Tales (aplicações) </text:span></text:p>
          </draw:text-box>
        </draw:frame>
        <draw:frame draw:style-name="gr9" draw:text-style-name="P5" draw:layer="layout" svg:width="0.35cm" svg:height="0.429cm" svg:x="2.697cm" svg:y="25.09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5.132cm">
          <draw:text-box>
            <text:p text:style-name="P1"><text:span text:style-name="T5"><text:s/></text:span></text:p>
          </draw:text-box>
        </draw:frame>
        <draw:frame draw:style-name="gr89" draw:text-style-name="P5" draw:layer="layout" svg:width="10.92cm" svg:height="0.395cm" svg:x="3.1cm" svg:y="25.132cm">
          <draw:text-box>
            <text:p text:style-name="P1"><text:span text:style-name="T5">Classificação, propriedades, congruência e semelhança de triângulos </text:span></text:p>
          </draw:text-box>
        </draw:frame>
        <draw:frame draw:style-name="gr9" draw:text-style-name="P5" draw:layer="layout" svg:width="0.35cm" svg:height="0.429cm" svg:x="2.697cm" svg:y="25.558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5.594cm">
          <draw:text-box>
            <text:p text:style-name="P1"><text:span text:style-name="T5"><text:s/></text:span></text:p>
          </draw:text-box>
        </draw:frame>
        <draw:frame draw:style-name="gr90" draw:text-style-name="P5" draw:layer="layout" svg:width="5.568cm" svg:height="0.395cm" svg:x="3.1cm" svg:y="25.594cm">
          <draw:text-box>
            <text:p text:style-name="P1"><text:span text:style-name="T5">Teorema de Pitágoras (aplicações) </text:span></text:p>
          </draw:text-box>
        </draw:frame>
        <draw:frame draw:style-name="gr9" draw:text-style-name="P5" draw:layer="layout" svg:width="0.35cm" svg:height="0.429cm" svg:x="2.697cm" svg:y="26.015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6.051cm">
          <draw:text-box>
            <text:p text:style-name="P1"><text:span text:style-name="T5"><text:s/></text:span></text:p>
          </draw:text-box>
        </draw:frame>
        <draw:frame draw:style-name="gr91" draw:text-style-name="P5" draw:layer="layout" svg:width="7.287cm" svg:height="0.395cm" svg:x="3.1cm" svg:y="26.051cm">
          <draw:text-box>
            <text:p text:style-name="P1"><text:span text:style-name="T5">Razões trigonométricas no triângulo retângulo </text:span></text:p>
          </draw:text-box>
        </draw:frame>
        <draw:frame draw:style-name="gr9" draw:text-style-name="P5" draw:layer="layout" svg:width="0.35cm" svg:height="0.429cm" svg:x="2.697cm" svg:y="26.473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6.508cm">
          <draw:text-box>
            <text:p text:style-name="P1"><text:span text:style-name="T5"><text:s/></text:span></text:p>
          </draw:text-box>
        </draw:frame>
        <draw:frame draw:style-name="gr92" draw:text-style-name="P5" draw:layer="layout" svg:width="7.404cm" svg:height="0.395cm" svg:x="3.1cm" svg:y="26.508cm">
          <draw:text-box>
            <text:p text:style-name="P1"><text:span text:style-name="T5">Classificação e propriedades dos quadriláteros </text:span></text:p>
          </draw:text-box>
        </draw:frame>
        <draw:frame draw:style-name="gr9" draw:text-style-name="P5" draw:layer="layout" svg:width="0.35cm" svg:height="0.429cm" svg:x="2.697cm" svg:y="26.934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6.969cm">
          <draw:text-box>
            <text:p text:style-name="P1"><text:span text:style-name="T5"><text:s/></text:span></text:p>
          </draw:text-box>
        </draw:frame>
        <draw:frame draw:style-name="gr93" draw:text-style-name="P5" draw:layer="layout" svg:width="4.24cm" svg:height="0.395cm" svg:x="3.1cm" svg:y="26.969cm">
          <draw:text-box>
            <text:p text:style-name="P1"><text:span text:style-name="T5">Círculos e seus elementos </text:span></text:p>
          </draw:text-box>
        </draw:frame>
        <draw:frame draw:style-name="gr9" draw:text-style-name="P5" draw:layer="layout" svg:width="0.35cm" svg:height="0.429cm" svg:x="2.697cm" svg:y="27.391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7.426cm">
          <draw:text-box>
            <text:p text:style-name="P1"><text:span text:style-name="T5"><text:s/></text:span></text:p>
          </draw:text-box>
        </draw:frame>
        <draw:polygon draw:style-name="gr43" draw:text-style-name="P6" draw:layer="layout" svg:width="17.508cm" svg:height="0.017cm" svg:x="1.998cm" svg:y="1.13cm" svg:viewBox="0 0 17509 18" draw:points="0,18 17509,18 17509,0 0,0">
          <text:p/>
        </draw:polygon>
        <draw:polygon draw:style-name="gr43" draw:text-style-name="P6" draw:layer="layout" svg:width="17.508cm" svg:height="0.016cm" svg:x="1.998cm" svg:y="28.558cm" svg:viewBox="0 0 17509 17" draw:points="0,17 17509,17 17509,0 0,0">
          <text:p/>
        </draw:polygon>
        <draw:frame draw:style-name="gr94" draw:text-style-name="P5" draw:layer="layout" svg:width="8.146cm" svg:height="0.395cm" svg:x="3.1cm" svg:y="27.426cm">
          <draw:text-box>
            <text:p text:style-name="P1"><text:span text:style-name="T5">Perímetro e área das principais figuras geométricas </text:span></text:p>
          </draw:text-box>
        </draw:frame>
        <draw:custom-shape draw:style-name="gr95" draw:text-style-name="P7" draw:layer="layout" svg:width="0.5cm" svg:height="0.75cm" svg:x="9.4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5" draw:text-style-name="P7" draw:layer="layout" svg:width="0.5cm" svg:height="0.75cm" svg:x="10.4cm" svg:y="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5" draw:text-style-name="P7" draw:layer="layout" svg:width="0.5cm" svg:height="0.75cm" svg:x="9.9cm" svg:y="3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3" draw:style-name="dp1" draw:master-page-name="master-page3">
        <draw:frame draw:style-name="gr1" draw:text-style-name="P2" draw:layer="layout" svg:width="0.388cm" svg:height="0.442cm" svg:x="1.998cm" svg:y="-0.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42cm" svg:x="1.998cm" svg:y="0.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42cm" svg:x="1.998cm" svg:y="0.27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49cm" svg:height="0.442cm" svg:x="1.998cm" svg:y="0.714cm">
          <draw:text-box>
            <text:p text:style-name="P1"><text:span text:style-name="T1">PR</text:span></text:p>
          </draw:text-box>
        </draw:frame>
        <draw:frame draw:style-name="gr3" draw:text-style-name="P3" draw:layer="layout" svg:width="4.282cm" svg:height="0.475cm" svg:x="2.537cm" svg:y="0.684cm">
          <draw:text-box>
            <text:p text:style-name="P1"><text:span text:style-name="T2">OGRAMA DA PROVA</text:span></text:p>
          </draw:text-box>
        </draw:frame>
        <draw:frame draw:style-name="gr1" draw:text-style-name="P2" draw:layer="layout" svg:width="0.388cm" svg:height="0.442cm" svg:x="6.822cm" svg:y="0.714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2.833cm" svg:height="0.323cm" svg:x="16.729cm" svg:y="0.81cm">
          <draw:text-box>
            <text:p text:style-name="P1"><text:span text:style-name="T4">Ensino Fundamental</text:span></text:p>
          </draw:text-box>
        </draw:frame>
        <draw:frame draw:style-name="gr1" draw:text-style-name="P2" draw:layer="layout" svg:width="0.388cm" svg:height="0.442cm" svg:x="19.506cm" svg:y="0.7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42cm" svg:x="2.634cm" svg:y="29.272cm">
          <draw:text-box>
            <text:p text:style-name="P1"><text:span text:style-name="T3"><text:s/></text:span></text:p>
          </draw:text-box>
        </draw:frame>
        <draw:frame draw:style-name="gr96" draw:text-style-name="P2" draw:layer="layout" svg:width="1.993cm" svg:height="0.442cm" svg:x="1.998cm" svg:y="1.561cm">
          <draw:text-box>
            <text:p text:style-name="P1"><text:span text:style-name="T1">CIÊNCIAS </text:span></text:p>
          </draw:text-box>
        </draw:frame>
        <draw:frame draw:style-name="gr6" draw:text-style-name="P5" draw:layer="layout" svg:width="0.35cm" svg:height="0.395cm" svg:x="1.998cm" svg:y="2.095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2.59cm">
          <draw:text-box>
            <text:p text:style-name="P1"><text:span text:style-name="T6">1. </text:span></text:p>
          </draw:text-box>
        </draw:frame>
        <draw:frame draw:style-name="gr97" draw:text-style-name="P5" draw:layer="layout" svg:width="1.701cm" svg:height="0.395cm" svg:x="2.697cm" svg:y="2.59cm">
          <draw:text-box>
            <text:p text:style-name="P1"><text:span text:style-name="T6">A matéria </text:span></text:p>
          </draw:text-box>
        </draw:frame>
        <draw:frame draw:style-name="gr9" draw:text-style-name="P5" draw:layer="layout" svg:width="0.35cm" svg:height="0.429cm" svg:x="2.697cm" svg:y="3.04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3.082cm">
          <draw:text-box>
            <text:p text:style-name="P1"><text:span text:style-name="T5"><text:s/></text:span></text:p>
          </draw:text-box>
        </draw:frame>
        <draw:frame draw:style-name="gr98" draw:text-style-name="P9" draw:layer="layout" svg:width="5.392cm" svg:height="0.395cm" svg:x="3.1cm" svg:y="3.082cm">
          <draw:text-box>
            <text:p text:style-name="P1"><text:span text:style-name="T5">Substâncias simples e compostas </text:span></text:p>
          </draw:text-box>
        </draw:frame>
        <draw:frame draw:style-name="gr9" draw:text-style-name="P5" draw:layer="layout" svg:width="0.35cm" svg:height="0.429cm" svg:x="2.697cm" svg:y="3.542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3.577cm">
          <draw:text-box>
            <text:p text:style-name="P1"><text:span text:style-name="T5"><text:s/></text:span></text:p>
          </draw:text-box>
        </draw:frame>
        <draw:frame draw:style-name="gr99" draw:text-style-name="P5" draw:layer="layout" svg:width="4.22cm" svg:height="0.395cm" svg:x="3.1cm" svg:y="3.577cm">
          <draw:text-box>
            <text:p text:style-name="P1"><text:span text:style-name="T5">Estados físicos da matéria </text:span></text:p>
          </draw:text-box>
        </draw:frame>
        <draw:frame draw:style-name="gr9" draw:text-style-name="P5" draw:layer="layout" svg:width="0.35cm" svg:height="0.429cm" svg:x="2.697cm" svg:y="4.038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4.073cm">
          <draw:text-box>
            <text:p text:style-name="P1"><text:span text:style-name="T5"><text:s/></text:span></text:p>
          </draw:text-box>
        </draw:frame>
        <draw:frame draw:style-name="gr100" draw:text-style-name="P5" draw:layer="layout" svg:width="6.428cm" svg:height="0.395cm" svg:x="3.1cm" svg:y="4.073cm">
          <draw:text-box>
            <text:p text:style-name="P1"><text:span text:style-name="T5">Diferença entre sólidos, líquidos e gases </text:span></text:p>
          </draw:text-box>
        </draw:frame>
        <draw:frame draw:style-name="gr9" draw:text-style-name="P5" draw:layer="layout" svg:width="0.35cm" svg:height="0.429cm" svg:x="2.697cm" svg:y="4.529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4.564cm">
          <draw:text-box>
            <text:p text:style-name="P1"><text:span text:style-name="T5"><text:s/></text:span></text:p>
          </draw:text-box>
        </draw:frame>
        <draw:frame draw:style-name="gr101" draw:text-style-name="P5" draw:layer="layout" svg:width="5.861cm" svg:height="0.395cm" svg:x="3.1cm" svg:y="4.564cm">
          <draw:text-box>
            <text:p text:style-name="P1"><text:span text:style-name="T5">Mudança de estado físico da matéria </text:span></text:p>
          </draw:text-box>
        </draw:frame>
        <draw:frame draw:style-name="gr9" draw:text-style-name="P5" draw:layer="layout" svg:width="0.35cm" svg:height="0.429cm" svg:x="2.697cm" svg:y="5.024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5.059cm">
          <draw:text-box>
            <text:p text:style-name="P1"><text:span text:style-name="T5"><text:s/></text:span></text:p>
          </draw:text-box>
        </draw:frame>
        <draw:frame draw:style-name="gr102" draw:text-style-name="P5" draw:layer="layout" svg:width="5.002cm" svg:height="0.395cm" svg:x="3.1cm" svg:y="5.059cm">
          <draw:text-box>
            <text:p text:style-name="P1"><text:span text:style-name="T5">Propriedades gerais da matéria </text:span></text:p>
          </draw:text-box>
        </draw:frame>
        <draw:frame draw:style-name="gr9" draw:text-style-name="P5" draw:layer="layout" svg:width="0.35cm" svg:height="0.429cm" svg:x="2.697cm" svg:y="5.519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5.554cm">
          <draw:text-box>
            <text:p text:style-name="P1"><text:span text:style-name="T5"><text:s/></text:span></text:p>
          </draw:text-box>
        </draw:frame>
        <draw:frame draw:style-name="gr103" draw:text-style-name="P5" draw:layer="layout" svg:width="8.673cm" svg:height="0.395cm" svg:x="3.1cm" svg:y="5.554cm">
          <draw:text-box>
            <text:p text:style-name="P1"><text:span text:style-name="T5">Misturas: classificação, fases, processos de separação </text:span></text:p>
          </draw:text-box>
        </draw:frame>
        <draw:frame draw:style-name="gr9" draw:text-style-name="P5" draw:layer="layout" svg:width="0.35cm" svg:height="0.429cm" svg:x="2.697cm" svg:y="6.01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6.045cm">
          <draw:text-box>
            <text:p text:style-name="P1"><text:span text:style-name="T5"><text:s/></text:span></text:p>
          </draw:text-box>
        </draw:frame>
        <draw:frame draw:style-name="gr104" draw:text-style-name="P5" draw:layer="layout" svg:width="7.99cm" svg:height="0.395cm" svg:x="3.1cm" svg:y="6.045cm">
          <draw:text-box>
            <text:p text:style-name="P1"><text:span text:style-name="T5">Noções de elemento químico: símbolos e fórmulas </text:span></text:p>
          </draw:text-box>
        </draw:frame>
        <draw:frame draw:style-name="gr9" draw:text-style-name="P5" draw:layer="layout" svg:width="0.35cm" svg:height="0.429cm" svg:x="2.697cm" svg:y="6.506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6.541cm">
          <draw:text-box>
            <text:p text:style-name="P1"><text:span text:style-name="T5"><text:s/></text:span></text:p>
          </draw:text-box>
        </draw:frame>
        <draw:frame draw:style-name="gr105" draw:text-style-name="P5" draw:layer="layout" svg:width="4.279cm" svg:height="0.395cm" svg:x="3.1cm" svg:y="6.541cm">
          <draw:text-box>
            <text:p text:style-name="P1"><text:span text:style-name="T5">Noções de reação química </text:span></text:p>
          </draw:text-box>
        </draw:frame>
        <draw:frame draw:style-name="gr9" draw:text-style-name="P5" draw:layer="layout" svg:width="0.35cm" svg:height="0.429cm" svg:x="2.697cm" svg:y="7.001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7.036cm">
          <draw:text-box>
            <text:p text:style-name="P1"><text:span text:style-name="T5"><text:s/></text:span></text:p>
          </draw:text-box>
        </draw:frame>
        <draw:frame draw:style-name="gr106" draw:text-style-name="P5" draw:layer="layout" svg:width="10.119cm" svg:height="0.395cm" svg:x="3.1cm" svg:y="7.036cm">
          <draw:text-box>
            <text:p text:style-name="P1"><text:span text:style-name="T5">Noções de ligações químicas: ligação iônica e ligação molecular </text:span></text:p>
          </draw:text-box>
        </draw:frame>
        <draw:frame draw:style-name="gr9" draw:text-style-name="P5" draw:layer="layout" svg:width="0.35cm" svg:height="0.429cm" svg:x="2.697cm" svg:y="7.492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7.527cm">
          <draw:text-box>
            <text:p text:style-name="P1"><text:span text:style-name="T5"><text:s/></text:span></text:p>
          </draw:text-box>
        </draw:frame>
        <draw:frame draw:style-name="gr107" draw:text-style-name="P5" draw:layer="layout" svg:width="6.252cm" svg:height="0.395cm" svg:x="3.1cm" svg:y="7.527cm">
          <draw:text-box>
            <text:p text:style-name="P1"><text:span text:style-name="T5">Noções de ácidos, bases, sais e óxidos </text:span></text:p>
          </draw:text-box>
        </draw:frame>
        <draw:frame draw:style-name="gr6" draw:text-style-name="P5" draw:layer="layout" svg:width="0.35cm" svg:height="0.395cm" svg:x="2.697cm" svg:y="8.022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8.518cm">
          <draw:text-box>
            <text:p text:style-name="P1"><text:span text:style-name="T6">2. </text:span></text:p>
          </draw:text-box>
        </draw:frame>
        <draw:frame draw:style-name="gr97" draw:text-style-name="P5" draw:layer="layout" svg:width="1.701cm" svg:height="0.395cm" svg:x="2.697cm" svg:y="8.518cm">
          <draw:text-box>
            <text:p text:style-name="P1"><text:span text:style-name="T6">A energia </text:span></text:p>
          </draw:text-box>
        </draw:frame>
        <draw:frame draw:style-name="gr9" draw:text-style-name="P5" draw:layer="layout" svg:width="0.35cm" svg:height="0.429cm" svg:x="2.697cm" svg:y="8.975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9.01cm">
          <draw:text-box>
            <text:p text:style-name="P1"><text:span text:style-name="T5"><text:s/></text:span></text:p>
          </draw:text-box>
        </draw:frame>
        <draw:frame draw:style-name="gr108" draw:text-style-name="P5" draw:layer="layout" svg:width="3.049cm" svg:height="0.395cm" svg:x="3.1cm" svg:y="9.01cm">
          <draw:text-box>
            <text:p text:style-name="P1"><text:span text:style-name="T5">Formas de energia </text:span></text:p>
          </draw:text-box>
        </draw:frame>
        <draw:frame draw:style-name="gr9" draw:text-style-name="P5" draw:layer="layout" svg:width="0.35cm" svg:height="0.429cm" svg:x="2.697cm" svg:y="9.4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9.505cm">
          <draw:text-box>
            <text:p text:style-name="P1"><text:span text:style-name="T5"><text:s/></text:span></text:p>
          </draw:text-box>
        </draw:frame>
        <draw:frame draw:style-name="gr109" draw:text-style-name="P5" draw:layer="layout" svg:width="7.443cm" svg:height="0.395cm" svg:x="3.1cm" svg:y="9.505cm">
          <draw:text-box>
            <text:p text:style-name="P1"><text:span text:style-name="T5">Transformações da energia e sua conservação </text:span></text:p>
          </draw:text-box>
        </draw:frame>
        <draw:frame draw:style-name="gr9" draw:text-style-name="P5" draw:layer="layout" svg:width="0.35cm" svg:height="0.429cm" svg:x="2.697cm" svg:y="9.965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0cm">
          <draw:text-box>
            <text:p text:style-name="P1"><text:span text:style-name="T5"><text:s/></text:span></text:p>
          </draw:text-box>
        </draw:frame>
        <draw:frame draw:style-name="gr110" draw:text-style-name="P5" draw:layer="layout" svg:width="3.224cm" svg:height="0.395cm" svg:x="3.1cm" svg:y="10cm">
          <draw:text-box>
            <text:p text:style-name="P1"><text:span text:style-name="T5">Calor e temperatura </text:span></text:p>
          </draw:text-box>
        </draw:frame>
        <draw:frame draw:style-name="gr9" draw:text-style-name="P5" draw:layer="layout" svg:width="0.35cm" svg:height="0.429cm" svg:x="2.697cm" svg:y="10.456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0.491cm">
          <draw:text-box>
            <text:p text:style-name="P1"><text:span text:style-name="T5"><text:s/></text:span></text:p>
          </draw:text-box>
        </draw:frame>
        <draw:frame draw:style-name="gr111" draw:text-style-name="P5" draw:layer="layout" svg:width="2.521cm" svg:height="0.395cm" svg:x="3.1cm" svg:y="10.491cm">
          <draw:text-box>
            <text:p text:style-name="P1"><text:span text:style-name="T5">Fontes de calor </text:span></text:p>
          </draw:text-box>
        </draw:frame>
        <draw:frame draw:style-name="gr9" draw:text-style-name="P5" draw:layer="layout" svg:width="0.35cm" svg:height="0.429cm" svg:x="2.697cm" svg:y="10.952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0.987cm">
          <draw:text-box>
            <text:p text:style-name="P1"><text:span text:style-name="T5"><text:s/></text:span></text:p>
          </draw:text-box>
        </draw:frame>
        <draw:frame draw:style-name="gr112" draw:text-style-name="P5" draw:layer="layout" svg:width="8.028cm" svg:height="0.395cm" svg:x="3.1cm" svg:y="10.987cm">
          <draw:text-box>
            <text:p text:style-name="P1"><text:span text:style-name="T5">Escalas termométricas: Celsius, Fahrenheit, Kelvin </text:span></text:p>
          </draw:text-box>
        </draw:frame>
        <draw:frame draw:style-name="gr9" draw:text-style-name="P5" draw:layer="layout" svg:width="0.35cm" svg:height="0.429cm" svg:x="2.697cm" svg:y="11.44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1.482cm">
          <draw:text-box>
            <text:p text:style-name="P1"><text:span text:style-name="T5"><text:s/></text:span></text:p>
          </draw:text-box>
        </draw:frame>
        <draw:frame draw:style-name="gr113" draw:text-style-name="P5" draw:layer="layout" svg:width="8.675cm" svg:height="0.395cm" svg:x="3.1cm" svg:y="11.482cm">
          <draw:text-box>
            <text:p text:style-name="P1"><text:span text:style-name="T5">Propagação do calor: condução, convecção e radiação </text:span></text:p>
          </draw:text-box>
        </draw:frame>
        <draw:frame draw:style-name="gr9" draw:text-style-name="P5" draw:layer="layout" svg:width="0.35cm" svg:height="0.429cm" svg:x="2.697cm" svg:y="11.938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1.973cm">
          <draw:text-box>
            <text:p text:style-name="P1"><text:span text:style-name="T5"><text:s/></text:span></text:p>
          </draw:text-box>
        </draw:frame>
        <draw:frame draw:style-name="gr104" draw:text-style-name="P5" draw:layer="layout" svg:width="7.99cm" svg:height="0.395cm" svg:x="3.1cm" svg:y="11.973cm">
          <draw:text-box>
            <text:p text:style-name="P1"><text:span text:style-name="T5">Noções de dilatação térmica dos sólidos e líquidos </text:span></text:p>
          </draw:text-box>
        </draw:frame>
        <draw:frame draw:style-name="gr6" draw:text-style-name="P5" draw:layer="layout" svg:width="0.35cm" svg:height="0.395cm" svg:x="2.697cm" svg:y="12.468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12.964cm">
          <draw:text-box>
            <text:p text:style-name="P1"><text:span text:style-name="T6">3. </text:span></text:p>
          </draw:text-box>
        </draw:frame>
        <draw:frame draw:style-name="gr114" draw:text-style-name="P5" draw:layer="layout" svg:width="1.682cm" svg:height="0.395cm" svg:x="2.697cm" svg:y="12.964cm">
          <draw:text-box>
            <text:p text:style-name="P1"><text:span text:style-name="T6">Mecânica </text:span></text:p>
          </draw:text-box>
        </draw:frame>
        <draw:frame draw:style-name="gr9" draw:text-style-name="P5" draw:layer="layout" svg:width="0.35cm" svg:height="0.429cm" svg:x="2.697cm" svg:y="13.42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3.455cm">
          <draw:text-box>
            <text:p text:style-name="P1"><text:span text:style-name="T5"><text:s/></text:span></text:p>
          </draw:text-box>
        </draw:frame>
        <draw:frame draw:style-name="gr115" draw:text-style-name="P5" draw:layer="layout" svg:width="4.63cm" svg:height="0.395cm" svg:x="3.1cm" svg:y="13.455cm">
          <draw:text-box>
            <text:p text:style-name="P1"><text:span text:style-name="T5">Movimento retilíneo uniforme </text:span></text:p>
          </draw:text-box>
        </draw:frame>
        <draw:frame draw:style-name="gr9" draw:text-style-name="P5" draw:layer="layout" svg:width="0.35cm" svg:height="0.429cm" svg:x="2.697cm" svg:y="13.915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3.95cm">
          <draw:text-box>
            <text:p text:style-name="P1"><text:span text:style-name="T5"><text:s/></text:span></text:p>
          </draw:text-box>
        </draw:frame>
        <draw:frame draw:style-name="gr116" draw:text-style-name="P5" draw:layer="layout" svg:width="6.857cm" svg:height="0.395cm" svg:x="3.1cm" svg:y="13.95cm">
          <draw:text-box>
            <text:p text:style-name="P1"><text:span text:style-name="T5">Movimento retilíneo uniformemente variado </text:span></text:p>
          </draw:text-box>
        </draw:frame>
        <draw:frame draw:style-name="gr9" draw:text-style-name="P5" draw:layer="layout" svg:width="0.35cm" svg:height="0.429cm" svg:x="2.697cm" svg:y="14.41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4.445cm">
          <draw:text-box>
            <text:p text:style-name="P1"><text:span text:style-name="T5"><text:s/></text:span></text:p>
          </draw:text-box>
        </draw:frame>
        <draw:frame draw:style-name="gr117" draw:text-style-name="P5" draw:layer="layout" svg:width="8.967cm" svg:height="0.395cm" svg:x="3.1cm" svg:y="14.445cm">
          <draw:text-box>
            <text:p text:style-name="P1"><text:span text:style-name="T5">Máquinas simples: roldanas, alavancas e plano inclinado </text:span></text:p>
          </draw:text-box>
        </draw:frame>
        <draw:frame draw:style-name="gr9" draw:text-style-name="P5" draw:layer="layout" svg:width="0.35cm" svg:height="0.429cm" svg:x="2.697cm" svg:y="14.901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4.936cm">
          <draw:text-box>
            <text:p text:style-name="P1"><text:span text:style-name="T5"><text:s/></text:span></text:p>
          </draw:text-box>
        </draw:frame>
        <draw:frame draw:style-name="gr88" draw:text-style-name="P5" draw:layer="layout" svg:width="4.943cm" svg:height="0.395cm" svg:x="3.1cm" svg:y="14.936cm">
          <draw:text-box>
            <text:p text:style-name="P1"><text:span text:style-name="T5">Pressão exercida pelos sólidos </text:span></text:p>
          </draw:text-box>
        </draw:frame>
        <draw:frame draw:style-name="gr9" draw:text-style-name="P5" draw:layer="layout" svg:width="0.35cm" svg:height="0.429cm" svg:x="2.697cm" svg:y="15.39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5.432cm">
          <draw:text-box>
            <text:p text:style-name="P1"><text:span text:style-name="T5"><text:s/></text:span></text:p>
          </draw:text-box>
        </draw:frame>
        <draw:frame draw:style-name="gr118" draw:text-style-name="P5" draw:layer="layout" svg:width="5.061cm" svg:height="0.395cm" svg:x="3.1cm" svg:y="15.432cm">
          <draw:text-box>
            <text:p text:style-name="P1"><text:span text:style-name="T5">Pressão exercida pelos líquidos </text:span></text:p>
          </draw:text-box>
        </draw:frame>
        <draw:frame draw:style-name="gr9" draw:text-style-name="P5" draw:layer="layout" svg:width="0.35cm" svg:height="0.429cm" svg:x="2.697cm" svg:y="15.893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5.928cm">
          <draw:text-box>
            <text:p text:style-name="P1"><text:span text:style-name="T5"><text:s/></text:span></text:p>
          </draw:text-box>
        </draw:frame>
        <draw:frame draw:style-name="gr119" draw:text-style-name="P5" draw:layer="layout" svg:width="5.373cm" svg:height="0.395cm" svg:x="3.1cm" svg:y="15.928cm">
          <draw:text-box>
            <text:p text:style-name="P1"><text:span text:style-name="T5">Princípio de Pascal e Arquimedes </text:span></text:p>
          </draw:text-box>
        </draw:frame>
        <draw:frame draw:style-name="gr9" draw:text-style-name="P5" draw:layer="layout" svg:width="0.35cm" svg:height="0.429cm" svg:x="2.697cm" svg:y="16.384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6.419cm">
          <draw:text-box>
            <text:p text:style-name="P1"><text:span text:style-name="T5"><text:s/></text:span></text:p>
          </draw:text-box>
        </draw:frame>
        <draw:frame draw:style-name="gr120" draw:text-style-name="P5" draw:layer="layout" svg:width="8.712cm" svg:height="0.395cm" svg:x="3.1cm" svg:y="16.419cm">
          <draw:text-box>
            <text:p text:style-name="P1"><text:span text:style-name="T5">Pressão atmosférica: barômetros e influência no tempo </text:span></text:p>
          </draw:text-box>
        </draw:frame>
        <draw:frame draw:style-name="gr6" draw:text-style-name="P5" draw:layer="layout" svg:width="0.35cm" svg:height="0.395cm" svg:x="2.697cm" svg:y="16.914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17.409cm">
          <draw:text-box>
            <text:p text:style-name="P1"><text:span text:style-name="T6">4. </text:span></text:p>
          </draw:text-box>
        </draw:frame>
        <draw:frame draw:style-name="gr121" draw:text-style-name="P5" draw:layer="layout" svg:width="4.552cm" svg:height="0.395cm" svg:x="2.697cm" svg:y="17.409cm">
          <draw:text-box>
            <text:p text:style-name="P1"><text:span text:style-name="T6">Eletricidade e magnetismo </text:span></text:p>
          </draw:text-box>
        </draw:frame>
        <draw:frame draw:style-name="gr9" draw:text-style-name="P5" draw:layer="layout" svg:width="0.35cm" svg:height="0.429cm" svg:x="2.697cm" svg:y="17.865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7.901cm">
          <draw:text-box>
            <text:p text:style-name="P1"><text:span text:style-name="T5"><text:s/></text:span></text:p>
          </draw:text-box>
        </draw:frame>
        <draw:frame draw:style-name="gr122" draw:text-style-name="P5" draw:layer="layout" svg:width="5.1cm" svg:height="0.395cm" svg:x="3.1cm" svg:y="17.901cm">
          <draw:text-box>
            <text:p text:style-name="P1"><text:span text:style-name="T5">Condutores e isolantes elétricos </text:span></text:p>
          </draw:text-box>
        </draw:frame>
        <draw:frame draw:style-name="gr9" draw:text-style-name="P5" draw:layer="layout" svg:width="0.35cm" svg:height="0.429cm" svg:x="2.697cm" svg:y="18.361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8.396cm">
          <draw:text-box>
            <text:p text:style-name="P1"><text:span text:style-name="T5"><text:s/></text:span></text:p>
          </draw:text-box>
        </draw:frame>
        <draw:frame draw:style-name="gr123" draw:text-style-name="P5" draw:layer="layout" svg:width="3.791cm" svg:height="0.395cm" svg:x="3.1cm" svg:y="18.396cm">
          <draw:text-box>
            <text:p text:style-name="P1"><text:span text:style-name="T5">Noções de magnetismo </text:span></text:p>
          </draw:text-box>
        </draw:frame>
        <draw:frame draw:style-name="gr6" draw:text-style-name="P5" draw:layer="layout" svg:width="0.35cm" svg:height="0.395cm" svg:x="2.697cm" svg:y="18.891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19.382cm">
          <draw:text-box>
            <text:p text:style-name="P1"><text:span text:style-name="T6">5. </text:span></text:p>
          </draw:text-box>
        </draw:frame>
        <draw:frame draw:style-name="gr124" draw:text-style-name="P5" draw:layer="layout" svg:width="1.818cm" svg:height="0.395cm" svg:x="2.697cm" svg:y="19.382cm">
          <draw:text-box>
            <text:p text:style-name="P1"><text:span text:style-name="T6">Luz e som </text:span></text:p>
          </draw:text-box>
        </draw:frame>
        <draw:frame draw:style-name="gr9" draw:text-style-name="P5" draw:layer="layout" svg:width="0.35cm" svg:height="0.429cm" svg:x="2.697cm" svg:y="19.842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19.877cm">
          <draw:text-box>
            <text:p text:style-name="P1"><text:span text:style-name="T5"><text:s/></text:span></text:p>
          </draw:text-box>
        </draw:frame>
        <draw:frame draw:style-name="gr125" draw:text-style-name="P5" draw:layer="layout" svg:width="4.378cm" svg:height="0.395cm" svg:x="3.1cm" svg:y="19.877cm">
          <draw:text-box>
            <text:p text:style-name="P1"><text:span text:style-name="T5">Propagação e fontes de luz </text:span></text:p>
          </draw:text-box>
        </draw:frame>
        <draw:frame draw:style-name="gr9" draw:text-style-name="P5" draw:layer="layout" svg:width="0.35cm" svg:height="0.429cm" svg:x="2.697cm" svg:y="20.338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0.373cm">
          <draw:text-box>
            <text:p text:style-name="P1"><text:span text:style-name="T5"><text:s/></text:span></text:p>
          </draw:text-box>
        </draw:frame>
        <draw:frame draw:style-name="gr126" draw:text-style-name="P5" draw:layer="layout" svg:width="3.38cm" svg:height="0.395cm" svg:x="3.1cm" svg:y="20.373cm">
          <draw:text-box>
            <text:p text:style-name="P1"><text:span text:style-name="T5">Imagem real e virtual </text:span></text:p>
          </draw:text-box>
        </draw:frame>
        <draw:frame draw:style-name="gr9" draw:text-style-name="P5" draw:layer="layout" svg:width="0.35cm" svg:height="0.429cm" svg:x="2.697cm" svg:y="20.829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0.864cm">
          <draw:text-box>
            <text:p text:style-name="P1"><text:span text:style-name="T5"><text:s/></text:span></text:p>
          </draw:text-box>
        </draw:frame>
        <draw:frame draw:style-name="gr127" draw:text-style-name="P5" draw:layer="layout" svg:width="7.053cm" svg:height="0.395cm" svg:x="3.1cm" svg:y="20.864cm">
          <draw:text-box>
            <text:p text:style-name="P1"><text:span text:style-name="T5">Reflexão da luz: espelhos planos e esféricos </text:span></text:p>
          </draw:text-box>
        </draw:frame>
        <draw:frame draw:style-name="gr9" draw:text-style-name="P5" draw:layer="layout" svg:width="0.35cm" svg:height="0.429cm" svg:x="2.697cm" svg:y="21.324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1.359cm">
          <draw:text-box>
            <text:p text:style-name="P1"><text:span text:style-name="T5"><text:s/></text:span></text:p>
          </draw:text-box>
        </draw:frame>
        <draw:frame draw:style-name="gr128" draw:text-style-name="P5" draw:layer="layout" svg:width="3.986cm" svg:height="0.395cm" svg:x="3.1cm" svg:y="21.359cm">
          <draw:text-box>
            <text:p text:style-name="P1"><text:span text:style-name="T5">Refração da luz: prismas </text:span></text:p>
          </draw:text-box>
        </draw:frame>
        <draw:frame draw:style-name="gr9" draw:text-style-name="P5" draw:layer="layout" svg:width="0.35cm" svg:height="0.429cm" svg:x="2.697cm" svg:y="21.82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1.856cm">
          <draw:text-box>
            <text:p text:style-name="P1"><text:span text:style-name="T5"><text:s/></text:span></text:p>
          </draw:text-box>
        </draw:frame>
        <draw:frame draw:style-name="gr84" draw:text-style-name="P5" draw:layer="layout" svg:width="5.315cm" svg:height="0.395cm" svg:x="3.1cm" svg:y="21.856cm">
          <draw:text-box>
            <text:p text:style-name="P1"><text:span text:style-name="T5">Lentes: divergente e convergente </text:span></text:p>
          </draw:text-box>
        </draw:frame>
        <draw:frame draw:style-name="gr9" draw:text-style-name="P5" draw:layer="layout" svg:width="0.35cm" svg:height="0.429cm" svg:x="2.697cm" svg:y="22.311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2.347cm">
          <draw:text-box>
            <text:p text:style-name="P1"><text:span text:style-name="T5"><text:s/></text:span></text:p>
          </draw:text-box>
        </draw:frame>
        <draw:frame draw:style-name="gr129" draw:text-style-name="P5" draw:layer="layout" svg:width="3.088cm" svg:height="0.395cm" svg:x="3.1cm" svg:y="22.347cm">
          <draw:text-box>
            <text:p text:style-name="P1"><text:span text:style-name="T5">Câmara fotográfica </text:span></text:p>
          </draw:text-box>
        </draw:frame>
        <draw:frame draw:style-name="gr9" draw:text-style-name="P5" draw:layer="layout" svg:width="0.35cm" svg:height="0.429cm" svg:x="2.697cm" svg:y="22.80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2.842cm">
          <draw:text-box>
            <text:p text:style-name="P1"><text:span text:style-name="T5"><text:s/></text:span></text:p>
          </draw:text-box>
        </draw:frame>
        <draw:frame draw:style-name="gr130" draw:text-style-name="P5" draw:layer="layout" svg:width="4.826cm" svg:height="0.395cm" svg:x="3.1cm" svg:y="22.842cm">
          <draw:text-box>
            <text:p text:style-name="P1"><text:span text:style-name="T5">Cores e composição espectral </text:span></text:p>
          </draw:text-box>
        </draw:frame>
        <draw:frame draw:style-name="gr9" draw:text-style-name="P5" draw:layer="layout" svg:width="0.35cm" svg:height="0.429cm" svg:x="2.697cm" svg:y="23.302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3.337cm">
          <draw:text-box>
            <text:p text:style-name="P1"><text:span text:style-name="T5"><text:s/></text:span></text:p>
          </draw:text-box>
        </draw:frame>
        <draw:frame draw:style-name="gr131" draw:text-style-name="P5" draw:layer="layout" svg:width="3.518cm" svg:height="0.395cm" svg:x="3.1cm" svg:y="23.337cm">
          <draw:text-box>
            <text:p text:style-name="P1"><text:span text:style-name="T5">Som e fontes sonoras </text:span></text:p>
          </draw:text-box>
        </draw:frame>
        <draw:frame draw:style-name="gr9" draw:text-style-name="P5" draw:layer="layout" svg:width="0.35cm" svg:height="0.429cm" svg:x="2.697cm" svg:y="23.793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3.828cm">
          <draw:text-box>
            <text:p text:style-name="P1"><text:span text:style-name="T5"><text:s/></text:span></text:p>
          </draw:text-box>
        </draw:frame>
        <draw:frame draw:style-name="gr132" draw:text-style-name="P5" draw:layer="layout" svg:width="6.878cm" svg:height="0.395cm" svg:x="3.1cm" svg:y="23.828cm">
          <draw:text-box>
            <text:p text:style-name="P1"><text:span text:style-name="T5">Período de freqüência de uma onda sonora </text:span></text:p>
          </draw:text-box>
        </draw:frame>
        <draw:frame draw:style-name="gr9" draw:text-style-name="P5" draw:layer="layout" svg:width="0.35cm" svg:height="0.429cm" svg:x="2.697cm" svg:y="24.288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4.324cm">
          <draw:text-box>
            <text:p text:style-name="P1"><text:span text:style-name="T5"><text:s/></text:span></text:p>
          </draw:text-box>
        </draw:frame>
        <draw:frame draw:style-name="gr133" draw:text-style-name="P5" draw:layer="layout" svg:width="8.42cm" svg:height="0.395cm" svg:x="3.1cm" svg:y="24.324cm">
          <draw:text-box>
            <text:p text:style-name="P1"><text:span text:style-name="T5">Propagação e velocidade do som nos diversos meios </text:span></text:p>
          </draw:text-box>
        </draw:frame>
        <draw:frame draw:style-name="gr6" draw:text-style-name="P5" draw:layer="layout" svg:width="0.35cm" svg:height="0.395cm" svg:x="2.697cm" svg:y="24.819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25.31cm">
          <draw:text-box>
            <text:p text:style-name="P1"><text:span text:style-name="T6">6. </text:span></text:p>
          </draw:text-box>
        </draw:frame>
        <draw:frame draw:style-name="gr134" draw:text-style-name="P5" draw:layer="layout" svg:width="5.744cm" svg:height="0.395cm" svg:x="2.697cm" svg:y="25.31cm">
          <draw:text-box>
            <text:p text:style-name="P1"><text:span text:style-name="T6">Os seres vivos e o meio ambiente </text:span></text:p>
          </draw:text-box>
        </draw:frame>
        <draw:frame draw:style-name="gr9" draw:text-style-name="P5" draw:layer="layout" svg:width="0.35cm" svg:height="0.429cm" svg:x="2.697cm" svg:y="25.7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5.805cm">
          <draw:text-box>
            <text:p text:style-name="P1"><text:span text:style-name="T5"><text:s/></text:span></text:p>
          </draw:text-box>
        </draw:frame>
        <draw:frame draw:style-name="gr135" draw:text-style-name="P5" draw:layer="layout" svg:width="4.475cm" svg:height="0.395cm" svg:x="3.1cm" svg:y="25.805cm">
          <draw:text-box>
            <text:p text:style-name="P1"><text:span text:style-name="T5">Noções básicas de ecologia </text:span></text:p>
          </draw:text-box>
        </draw:frame>
        <draw:frame draw:style-name="gr6" draw:text-style-name="P5" draw:layer="layout" svg:width="0.35cm" svg:height="0.395cm" svg:x="2.697cm" svg:y="26.3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0.35cm" svg:height="0.395cm" svg:x="2.697cm" svg:y="26.791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0.35cm" svg:height="0.395cm" svg:x="2.697cm" svg:y="27.287cm">
          <draw:text-box>
            <text:p text:style-name="P1"><text:span text:style-name="T5"><text:s/></text:span></text:p>
          </draw:text-box>
        </draw:frame>
        <draw:polygon draw:style-name="gr43" draw:text-style-name="P6" draw:layer="layout" svg:width="17.508cm" svg:height="0.017cm" svg:x="1.998cm" svg:y="1.13cm" svg:viewBox="0 0 17509 18" draw:points="0,18 17509,18 17509,0 0,0">
          <text:p/>
        </draw:polygon>
        <draw:polygon draw:style-name="gr43" draw:text-style-name="P6" draw:layer="layout" svg:width="17.508cm" svg:height="0.016cm" svg:x="1.998cm" svg:y="28.558cm" svg:viewBox="0 0 17509 17" draw:points="0,17 17509,17 17509,0 0,0">
          <text:p/>
        </draw:polygon>
        <draw:frame draw:style-name="gr6" draw:text-style-name="P5" draw:layer="layout" svg:width="0.35cm" svg:height="0.395cm" svg:x="2.697cm" svg:y="27.783cm">
          <draw:text-box>
            <text:p text:style-name="P1"><text:span text:style-name="T5"><text:s/></text:span></text:p>
          </draw:text-box>
        </draw:frame>
        <draw:custom-shape draw:style-name="gr136" draw:text-style-name="P7" draw:layer="layout" svg:width="0.5cm" svg:height="0.749cm" svg:x="8.65cm" svg:y="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7" draw:text-style-name="P7" draw:layer="layout" svg:width="0.5cm" svg:height="0.5cm" svg:x="7.4cm" svg:y="3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7" draw:text-style-name="P7" draw:layer="layout" svg:width="0.5cm" svg:height="0.5cm" svg:x="7.401cm" svg:y="3.5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5" draw:text-style-name="P7" draw:layer="layout" svg:width="0.5cm" svg:height="0.75cm" svg:x="9.65cm" svg:y="3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8" draw:text-style-name="P7" draw:layer="layout" svg:width="1cm" svg:height="0.5cm" svg:x="8.9cm" svg:y="4.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7" draw:text-style-name="P7" draw:layer="layout" svg:width="0.5cm" svg:height="0.5cm" svg:x="8.15cm" svg:y="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4" draw:style-name="dp1" draw:master-page-name="master-page3">
        <draw:frame draw:style-name="gr1" draw:text-style-name="P2" draw:layer="layout" svg:width="0.388cm" svg:height="0.442cm" svg:x="1.998cm" svg:y="-0.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42cm" svg:x="1.998cm" svg:y="0.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42cm" svg:x="1.998cm" svg:y="0.27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49cm" svg:height="0.442cm" svg:x="1.998cm" svg:y="0.714cm">
          <draw:text-box>
            <text:p text:style-name="P1"><text:span text:style-name="T1">PR</text:span></text:p>
          </draw:text-box>
        </draw:frame>
        <draw:frame draw:style-name="gr3" draw:text-style-name="P3" draw:layer="layout" svg:width="4.282cm" svg:height="0.475cm" svg:x="2.537cm" svg:y="0.684cm">
          <draw:text-box>
            <text:p text:style-name="P1"><text:span text:style-name="T2">OGRAMA DA PROVA</text:span></text:p>
          </draw:text-box>
        </draw:frame>
        <draw:frame draw:style-name="gr1" draw:text-style-name="P2" draw:layer="layout" svg:width="0.388cm" svg:height="0.442cm" svg:x="6.822cm" svg:y="0.714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2.833cm" svg:height="0.323cm" svg:x="16.729cm" svg:y="0.81cm">
          <draw:text-box>
            <text:p text:style-name="P1"><text:span text:style-name="T4">Ensino Fundamental</text:span></text:p>
          </draw:text-box>
        </draw:frame>
        <draw:frame draw:style-name="gr1" draw:text-style-name="P2" draw:layer="layout" svg:width="0.388cm" svg:height="0.442cm" svg:x="19.506cm" svg:y="0.7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42cm" svg:x="2.634cm" svg:y="29.272cm">
          <draw:text-box>
            <text:p text:style-name="P1"><text:span text:style-name="T3"><text:s/></text:span></text:p>
          </draw:text-box>
        </draw:frame>
        <draw:frame draw:style-name="gr7" draw:text-style-name="P5" draw:layer="layout" svg:width="0.393cm" svg:height="0.395cm" svg:x="1.998cm" svg:y="1.6cm">
          <draw:text-box>
            <text:p text:style-name="P1"><text:span text:style-name="T6">7. </text:span></text:p>
          </draw:text-box>
        </draw:frame>
        <draw:frame draw:style-name="gr139" draw:text-style-name="P5" draw:layer="layout" svg:width="2.911cm" svg:height="0.395cm" svg:x="2.697cm" svg:y="1.6cm">
          <draw:text-box>
            <text:p text:style-name="P1"><text:span text:style-name="T6">O corpo humano </text:span></text:p>
          </draw:text-box>
        </draw:frame>
        <draw:frame draw:style-name="gr9" draw:text-style-name="P5" draw:layer="layout" svg:width="0.35cm" svg:height="0.429cm" svg:x="2.697cm" svg:y="2.06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.095cm">
          <draw:text-box>
            <text:p text:style-name="P1"><text:span text:style-name="T5"><text:s/></text:span></text:p>
          </draw:text-box>
        </draw:frame>
        <draw:frame draw:style-name="gr140" draw:text-style-name="P5" draw:layer="layout" svg:width="7.775cm" svg:height="0.395cm" svg:x="3.1cm" svg:y="2.095cm">
          <draw:text-box>
            <text:p text:style-name="P1"><text:span text:style-name="T5">Noções de tecidos, órgãos, aparelhos e sistemas </text:span></text:p>
          </draw:text-box>
        </draw:frame>
        <draw:frame draw:style-name="gr9" draw:text-style-name="P5" draw:layer="layout" svg:width="0.35cm" svg:height="0.429cm" svg:x="2.697cm" svg:y="2.555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2.59cm">
          <draw:text-box>
            <text:p text:style-name="P1"><text:span text:style-name="T5"><text:s/></text:span></text:p>
          </draw:text-box>
        </draw:frame>
        <draw:frame draw:style-name="gr141" draw:text-style-name="P5" draw:layer="layout" svg:width="8.966cm" svg:height="0.395cm" svg:x="3.1cm" svg:y="2.59cm">
          <draw:text-box>
            <text:p text:style-name="P1"><text:span text:style-name="T5">Sistema ósseo e muscular: constituição e funcionamento </text:span></text:p>
          </draw:text-box>
        </draw:frame>
        <draw:frame draw:style-name="gr9" draw:text-style-name="P5" draw:layer="layout" svg:width="0.35cm" svg:height="0.429cm" svg:x="2.697cm" svg:y="3.047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3.082cm">
          <draw:text-box>
            <text:p text:style-name="P1"><text:span text:style-name="T5"><text:s/></text:span></text:p>
          </draw:text-box>
        </draw:frame>
        <draw:frame draw:style-name="gr142" draw:text-style-name="P5" draw:layer="layout" svg:width="8.049cm" svg:height="0.395cm" svg:x="3.1cm" svg:y="3.082cm">
          <draw:text-box>
            <text:p text:style-name="P1"><text:span text:style-name="T5">Aparelho circulatório: constituição e funcionamento </text:span></text:p>
          </draw:text-box>
        </draw:frame>
        <draw:frame draw:style-name="gr9" draw:text-style-name="P5" draw:layer="layout" svg:width="0.35cm" svg:height="0.429cm" svg:x="2.697cm" svg:y="3.542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3.577cm">
          <draw:text-box>
            <text:p text:style-name="P1"><text:span text:style-name="T5"><text:s/></text:span></text:p>
          </draw:text-box>
        </draw:frame>
        <draw:frame draw:style-name="gr143" draw:text-style-name="P5" draw:layer="layout" svg:width="8.108cm" svg:height="0.395cm" svg:x="3.1cm" svg:y="3.577cm">
          <draw:text-box>
            <text:p text:style-name="P1"><text:span text:style-name="T5">Aparelho respiratório: constituição e funcionamento </text:span></text:p>
          </draw:text-box>
        </draw:frame>
        <draw:frame draw:style-name="gr9" draw:text-style-name="P5" draw:layer="layout" svg:width="0.35cm" svg:height="0.429cm" svg:x="2.697cm" svg:y="4.038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4.073cm">
          <draw:text-box>
            <text:p text:style-name="P1"><text:span text:style-name="T5"><text:s/></text:span></text:p>
          </draw:text-box>
        </draw:frame>
        <draw:frame draw:style-name="gr144" draw:text-style-name="P5" draw:layer="layout" svg:width="9.261cm" svg:height="0.395cm" svg:x="3.1cm" svg:y="4.073cm">
          <draw:text-box>
            <text:p text:style-name="P1"><text:span text:style-name="T5">Aparelho digestivo e anexos: constituição e funcionamento </text:span></text:p>
          </draw:text-box>
        </draw:frame>
        <draw:frame draw:style-name="gr9" draw:text-style-name="P5" draw:layer="layout" svg:width="0.35cm" svg:height="0.429cm" svg:x="2.697cm" svg:y="4.529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4.564cm">
          <draw:text-box>
            <text:p text:style-name="P1"><text:span text:style-name="T5"><text:s/></text:span></text:p>
          </draw:text-box>
        </draw:frame>
        <draw:frame draw:style-name="gr145" draw:text-style-name="P5" draw:layer="layout" svg:width="7.756cm" svg:height="0.395cm" svg:x="3.1cm" svg:y="4.564cm">
          <draw:text-box>
            <text:p text:style-name="P1"><text:span text:style-name="T5">Aparelho sensorial: constituição e funcionamento </text:span></text:p>
          </draw:text-box>
        </draw:frame>
        <draw:frame draw:style-name="gr6" draw:text-style-name="P5" draw:layer="layout" svg:width="0.35cm" svg:height="0.395cm" svg:x="2.697cm" svg:y="5.059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393cm" svg:height="0.395cm" svg:x="1.998cm" svg:y="5.554cm">
          <draw:text-box>
            <text:p text:style-name="P1"><text:span text:style-name="T6">8. </text:span></text:p>
          </draw:text-box>
        </draw:frame>
        <draw:frame draw:style-name="gr146" draw:text-style-name="P5" draw:layer="layout" svg:width="3.81cm" svg:height="0.395cm" svg:x="2.697cm" svg:y="5.554cm">
          <draw:text-box>
            <text:p text:style-name="P1"><text:span text:style-name="T6">Alimentação e higiene </text:span></text:p>
          </draw:text-box>
        </draw:frame>
        <draw:frame draw:style-name="gr9" draw:text-style-name="P5" draw:layer="layout" svg:width="0.35cm" svg:height="0.429cm" svg:x="2.697cm" svg:y="6.01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6.045cm">
          <draw:text-box>
            <text:p text:style-name="P1"><text:span text:style-name="T5"><text:s/></text:span></text:p>
          </draw:text-box>
        </draw:frame>
        <draw:frame draw:style-name="gr108" draw:text-style-name="P5" draw:layer="layout" svg:width="3.049cm" svg:height="0.395cm" svg:x="3.1cm" svg:y="6.045cm">
          <draw:text-box>
            <text:p text:style-name="P1"><text:span text:style-name="T5">Tipos de alimentos </text:span></text:p>
          </draw:text-box>
        </draw:frame>
        <draw:frame draw:style-name="gr9" draw:text-style-name="P5" draw:layer="layout" svg:width="0.35cm" svg:height="0.429cm" svg:x="2.697cm" svg:y="6.506cm">
          <draw:text-box>
            <text:p text:style-name="P1"><text:span text:style-name="T7">•</text:span></text:p>
          </draw:text-box>
        </draw:frame>
        <draw:frame draw:style-name="gr6" draw:text-style-name="P5" draw:layer="layout" svg:width="0.35cm" svg:height="0.395cm" svg:x="2.858cm" svg:y="6.541cm">
          <draw:text-box>
            <text:p text:style-name="P1"><text:span text:style-name="T5"><text:s/></text:span></text:p>
          </draw:text-box>
        </draw:frame>
        <draw:polygon draw:style-name="gr43" draw:text-style-name="P6" draw:layer="layout" svg:width="17.508cm" svg:height="0.017cm" svg:x="1.998cm" svg:y="1.13cm" svg:viewBox="0 0 17509 18" draw:points="0,18 17509,18 17509,0 0,0">
          <text:p/>
        </draw:polygon>
        <draw:polygon draw:style-name="gr43" draw:text-style-name="P6" draw:layer="layout" svg:width="17.508cm" svg:height="0.016cm" svg:x="1.998cm" svg:y="28.558cm" svg:viewBox="0 0 17509 17" draw:points="0,17 17509,17 17509,0 0,0">
          <text:p/>
        </draw:polygon>
        <draw:frame draw:style-name="gr147" draw:text-style-name="P5" draw:layer="layout" svg:width="8.596cm" svg:height="0.395cm" svg:x="3.1cm" svg:y="6.541cm">
          <draw:text-box>
            <text:p text:style-name="P1"><text:span text:style-name="T5">Higiene alimentar e doenças provocadas por parasita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1-31T21:38:39.220000000</dc:date>
    <meta:editing-duration>PT9H10M12S</meta:editing-duration>
    <meta:editing-cycles>8</meta:editing-cycles>
    <meta:generator>LibreOffice/24.8.4.2$Windows_X86_64 LibreOffice_project/bb3cfa12c7b1bf994ecc5649a80400d06cd71002</meta:generator>
    <meta:document-statistic meta:object-count="472"/>
  </office:meta>
</office:document-meta>
</file>